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1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55.5pt"/>
    </style:style>
    <style:style style:name="co6" style:family="table-column">
      <style:table-column-properties fo:break-before="auto" style:column-width="104.71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68.29pt"/>
    </style:style>
    <style:style style:name="ro1" style:family="table-row">
      <style:table-row-properties style:row-height="56.2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56.69pt" fo:break-before="auto" style:use-optimal-row-height="true"/>
    </style:style>
    <style:style style:name="ro6" style:family="table-row">
      <style:table-row-properties style:row-height="59.24pt" fo:break-before="auto" style:use-optimal-row-height="true"/>
    </style:style>
    <style:style style:name="ro7" style:family="table-row">
      <style:table-row-properties style:row-height="16.5pt" fo:break-before="auto" style:use-optimal-row-height="true"/>
    </style:style>
    <style:style style:name="ro8" style:family="table-row">
      <style:table-row-properties style:row-height="3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="0.06pt solid #000000"/>
    </style:style>
    <style:style style:name="ce8" style:family="table-cell" style:parent-style-name="Komórka_20_zaznaczona" style:data-style-name="N0">
      <style:table-cell-properties fo:background-color="#a5a5a5" fo:border="0.06pt solid #3f3f3f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666666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background-color="#72bf44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0">
      <style:table-cell-properties fo:background-color="#ed1c24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>
      <style:table-cell-properties fo:border="0.06pt solid #000000" style:rotation-angle="60" style:vertical-align="automatic"/>
    </style:style>
    <style:style style:name="ce18" style:family="table-cell" style:parent-style-name="Dziesiętny" style:data-style-name="N125">
      <style:table-cell-properties fo:border="0.06pt solid #000000"/>
      <style:text-properties style:font-name="Liberation Sans1" style:font-name-asian="Liberation Sans1" style:font-name-complex="Liberation Sans1"/>
    </style:style>
    <style:style style:name="ce9" style:family="table-cell" style:parent-style-name="Komórka_20_zaznaczona" style:data-style-name="N125">
      <style:table-cell-properties fo:background-color="#a5a5a5" fo:border="0.06pt solid #3f3f3f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Dziesiętny" style:data-style-name="N2">
      <style:table-cell-properties fo:border="0.06pt solid #000000"/>
      <style:text-properties style:font-name="Liberation Sans1" style:font-name-asian="Liberation Sans1" style:font-name-complex="Liberation Sans1"/>
    </style:style>
    <style:style style:name="ce29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 style:vertical-align="automatic"/>
    </style:style>
    <style:style style:name="ce21" style:family="table-cell" style:parent-style-name="Default" style:data-style-name="N125"/>
    <style:style style:name="ce6" style:family="table-cell" style:parent-style-name="Dziesiętny" style:data-style-name="N121">
      <style:table-cell-properties fo:border="0.06pt solid #000000"/>
      <style:text-properties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style:rotation-angle="60" style:vertical-align="automatic"/>
    </style:style>
    <style:style style:name="ce11" style:family="table-cell" style:parent-style-name="Neutralny" style:data-style-name="N0">
      <style:table-cell-properties fo:background-color="#ffeb9c" fo:border="0.06pt solid #3f3f3f"/>
      <style:text-properties fo:color="#9c6500" style:font-name="Calibri" style:font-name-asian="Calibri" style:font-name-complex="Calibri"/>
    </style:style>
    <style:style style:name="ce12" style:family="table-cell" style:parent-style-name="Neutralny" style:data-style-name="N125">
      <style:table-cell-properties fo:background-color="#ffeb9c" fo:border="0.06pt solid #3f3f3f"/>
      <style:text-properties fo:color="#9c6500" style:font-name="Calibri" style:font-name-asian="Calibri" style:font-name-complex="Calibri"/>
    </style:style>
    <style:style style:name="ce36" style:family="table-cell" style:parent-style-name="Default" style:data-style-name="N137"/>
    <style:style style:name="ce37" style:family="table-cell" style:parent-style-name="Dziesiętny" style:data-style-name="N11">
      <style:table-cell-properties fo:border-bottom="none" fo:background-color="transparent" fo:border-left="0.06pt solid #000000" fo:border-right="0.06pt solid #000000" fo:border-top="none"/>
      <style:text-properties style:font-name="Liberation Sans1" style:font-name-asian="Liberation Sans1" style:font-name-complex="Liberation Sans1"/>
    </style:style>
    <style:style style:name="ce38" style:family="table-cell" style:parent-style-name="Neutralny" style:data-style-name="N11">
      <style:table-cell-properties fo:background-color="#ffeb9c" fo:border="0.06pt solid #3f3f3f"/>
      <style:text-properties fo:color="#9c6500" style:font-name="Calibri" style:font-name-asian="Calibri" style:font-name-complex="Calibri"/>
    </style:style>
    <style:style style:name="ce39" style:family="table-cell" style:parent-style-name="Default" style:data-style-name="N137">
      <style:table-cell-properties fo:border="0.74pt solid #000000"/>
    </style:style>
    <style:style style:name="ce40" style:family="table-cell" style:parent-style-name="Default" style:data-style-name="N137">
      <style:table-cell-properties fo:background-color="#666666" fo:border="0.74pt solid #000000"/>
    </style:style>
    <style:style style:name="ce41" style:family="table-cell" style:parent-style-name="Default" style:data-style-name="N137">
      <style:table-cell-properties fo:background-color="#808080" fo:border="0.74pt solid #000000"/>
    </style:style>
    <style:style style:name="ce42" style:family="table-cell" style:parent-style-name="Default" style:data-style-name="N11">
      <style:table-cell-properties fo:background-color="#999999" fo:border="0.74pt solid #000000"/>
    </style:style>
    <style:style style:name="ce43" style:family="table-cell" style:parent-style-name="Default" style:data-style-name="N11">
      <style:table-cell-properties fo:background-color="#999999" fo:border="0.74pt solid #000000"/>
      <style:text-properties fo:color="#999999"/>
    </style:style>
    <style:style style:name="ce44" style:family="table-cell" style:parent-style-name="Default" style:data-style-name="N11">
      <style:table-cell-properties fo:border="0.74pt solid #000000"/>
      <style:map style:condition="cell-content()=0" style:apply-style-name="Accent" style:base-cell-address="Sheet1.AD1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997" table:default-cell-style-name="ce1"/>
        <table:table-row table:style-name="ro1">
          <table:table-cell/>
          <table:table-cell table:style-name="ce15"/>
          <table:table-cell table:style-name="ce16" office:value-type="string" calcext:value-type="string">
            <text:p>szybkosc</text:p>
          </table:table-cell>
          <table:table-cell table:style-name="ce16" office:value-type="string" calcext:value-type="string">
            <text:p>wyglad</text:p>
          </table:table-cell>
          <table:table-cell table:style-name="ce16" office:value-type="string" calcext:value-type="string">
            <text:p>funkcjonalnosc</text:p>
          </table:table-cell>
          <table:table-cell table:style-name="ce16" office:value-type="string" calcext:value-type="string">
            <text:p>dodatki</text:p>
          </table:table-cell>
          <table:table-cell table:style-name="ce16" office:value-type="string" calcext:value-type="string">
            <text:p>bezpieczenstwo</text:p>
          </table:table-cell>
          <table:table-cell table:style-name="ce16" office:value-type="string" calcext:value-type="string">
            <text:p>waga</text:p>
          </table:table-cell>
          <table:table-cell table:style-name="ce4" table:number-columns-repeated="2"/>
          <table:table-cell table:number-columns-repeated="2"/>
          <table:table-cell table:style-name="ce15"/>
          <table:table-cell table:style-name="ce16" office:value-type="string" calcext:value-type="string">
            <text:p>szybkosc</text:p>
          </table:table-cell>
          <table:table-cell table:style-name="ce16" office:value-type="string" calcext:value-type="string">
            <text:p>wyglad</text:p>
          </table:table-cell>
          <table:table-cell table:style-name="ce16" office:value-type="string" calcext:value-type="string">
            <text:p>funkcjonalnosc</text:p>
          </table:table-cell>
          <table:table-cell table:style-name="ce16" office:value-type="string" calcext:value-type="string">
            <text:p>dodatki</text:p>
          </table:table-cell>
          <table:table-cell table:style-name="ce16" office:value-type="string" calcext:value-type="string">
            <text:p>bezpieczenstwo</text:p>
          </table:table-cell>
          <table:table-cell table:style-name="ce16" office:value-type="string" calcext:value-type="string">
            <text:p>waga</text:p>
          </table:table-cell>
          <table:table-cell office:value-type="string" calcext:value-type="string">
            <text:p>WSPwaga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 table:number-columns-spanned="1" table:number-rows-spanned="2">
            <text:p>lecimy wierszami</text:p>
          </table:table-cell>
          <table:table-cell table:style-name="ce15" office:value-type="string" calcext:value-type="string">
            <text:p>szybkosc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9" calcext:value-type="float">
            <text:p><text:s/>9.00 </text:p>
          </table:table-cell>
          <table:table-cell table:number-columns-repeated="4"/>
          <table:table-cell table:style-name="ce15" office:value-type="string" calcext:value-type="string">
            <text:p>szybkosc</text:p>
          </table:table-cell>
          <table:table-cell table:style-name="ce18" table:formula="of:=[.C2]/[.C$8]" office:value-type="float" office:value="0.183352735739232" calcext:value-type="float">
            <text:p><text:s/>0.18 </text:p>
          </table:table-cell>
          <table:table-cell table:style-name="ce18" table:formula="of:=[.D2]/[.D$8]" office:value-type="float" office:value="0.310650887573964" calcext:value-type="float">
            <text:p><text:s/>0.31 </text:p>
          </table:table-cell>
          <table:table-cell table:style-name="ce18" table:formula="of:=[.E2]/[.E$8]" office:value-type="float" office:value="0.177966101694915" calcext:value-type="float">
            <text:p><text:s/>0.18 </text:p>
          </table:table-cell>
          <table:table-cell table:style-name="ce18" table:formula="of:=[.F2]/[.F$8]" office:value-type="float" office:value="0.234375" calcext:value-type="float">
            <text:p><text:s/>0.23 </text:p>
          </table:table-cell>
          <table:table-cell table:style-name="ce18" table:formula="of:=[.G2]/[.G$8]" office:value-type="float" office:value="0.1640625" calcext:value-type="float">
            <text:p><text:s/>0.16 </text:p>
          </table:table-cell>
          <table:table-cell table:style-name="ce18" table:formula="of:=[.H2]/[.H$8]" office:value-type="float" office:value="0.264705882352941" calcext:value-type="float">
            <text:p><text:s/>0.26 </text:p>
          </table:table-cell>
          <table:table-cell table:style-name="ce37" table:formula="of:=AVERAGE([.N2:.S2])" office:value-type="percentage" office:value="0.222518851226842" calcext:value-type="percentage">
            <text:p>22.25%</text:p>
          </table:table-cell>
          <table:table-cell table:number-columns-repeated="1004"/>
        </table:table-row>
        <table:table-row table:style-name="ro2">
          <table:covered-table-cell/>
          <table:table-cell table:style-name="ce15" office:value-type="string" calcext:value-type="string">
            <text:p>wyglad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office:value-type="float" office:value="5" calcext:value-type="float">
            <text:p><text:s/>5.00 </text:p>
          </table:table-cell>
          <table:table-cell table:number-columns-repeated="4"/>
          <table:table-cell table:style-name="ce15" office:value-type="string" calcext:value-type="string">
            <text:p>wyglad</text:p>
          </table:table-cell>
          <table:table-cell table:style-name="ce18" table:formula="of:=[.C3]/[.C$8]" office:value-type="float" office:value="0.0261932479627474" calcext:value-type="float">
            <text:p><text:s/>0.03 </text:p>
          </table:table-cell>
          <table:table-cell table:style-name="ce18" table:formula="of:=[.D3]/[.D$8]" office:value-type="float" office:value="0.0443786982248521" calcext:value-type="float">
            <text:p><text:s/>0.04 </text:p>
          </table:table-cell>
          <table:table-cell table:style-name="ce18" table:formula="of:=[.E3]/[.E$8]" office:value-type="float" office:value="0.0254237288135593" calcext:value-type="float">
            <text:p><text:s/>0.03 </text:p>
          </table:table-cell>
          <table:table-cell table:style-name="ce18" table:formula="of:=[.F3]/[.F$8]" office:value-type="float" office:value="0.140625" calcext:value-type="float">
            <text:p><text:s/>0.14 </text:p>
          </table:table-cell>
          <table:table-cell table:style-name="ce18" table:formula="of:=[.G3]/[.G$8]" office:value-type="float" office:value="0.0703125" calcext:value-type="float">
            <text:p><text:s/>0.07 </text:p>
          </table:table-cell>
          <table:table-cell table:style-name="ce18" table:formula="of:=[.H3]/[.H$8]" office:value-type="float" office:value="0.147058823529412" calcext:value-type="float">
            <text:p><text:s/>0.15 </text:p>
          </table:table-cell>
          <table:table-cell table:style-name="ce37" table:formula="of:=AVERAGE([.N3:.S3])" office:value-type="percentage" office:value="0.0756653330884284" calcext:value-type="percentage">
            <text:p>7.57%</text:p>
          </table:table-cell>
          <table:table-cell table:number-columns-repeated="1004"/>
        </table:table-row>
        <table:table-row table:style-name="ro2">
          <table:table-cell/>
          <table:table-cell table:style-name="ce15" office:value-type="string" calcext:value-type="string">
            <text:p>funkcjonalnosc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4"/>
          <table:table-cell table:style-name="ce15" office:value-type="string" calcext:value-type="string">
            <text:p>funkcjonalnosc</text:p>
          </table:table-cell>
          <table:table-cell table:style-name="ce18" table:formula="of:=[.C4]/[.C$8]" office:value-type="float" office:value="0.183352735739232" calcext:value-type="float">
            <text:p><text:s/>0.18 </text:p>
          </table:table-cell>
          <table:table-cell table:style-name="ce18" table:formula="of:=[.D4]/[.D$8]" office:value-type="float" office:value="0.310650887573964" calcext:value-type="float">
            <text:p><text:s/>0.31 </text:p>
          </table:table-cell>
          <table:table-cell table:style-name="ce18" table:formula="of:=[.E4]/[.E$8]" office:value-type="float" office:value="0.177966101694915" calcext:value-type="float">
            <text:p><text:s/>0.18 </text:p>
          </table:table-cell>
          <table:table-cell table:style-name="ce18" table:formula="of:=[.F4]/[.F$8]" office:value-type="float" office:value="0.140625" calcext:value-type="float">
            <text:p><text:s/>0.14 </text:p>
          </table:table-cell>
          <table:table-cell table:style-name="ce18" table:formula="of:=[.G4]/[.G$8]" office:value-type="float" office:value="0.1640625" calcext:value-type="float">
            <text:p><text:s/>0.16 </text:p>
          </table:table-cell>
          <table:table-cell table:style-name="ce18" table:formula="of:=[.H4]/[.H$8]" office:value-type="float" office:value="0.205882352941176" calcext:value-type="float">
            <text:p><text:s/>0.21 </text:p>
          </table:table-cell>
          <table:table-cell table:style-name="ce37" table:formula="of:=AVERAGE([.N4:.S4])" office:value-type="percentage" office:value="0.197089929658215" calcext:value-type="percentage">
            <text:p>19.71%</text:p>
          </table:table-cell>
          <table:table-cell table:number-columns-repeated="1004"/>
        </table:table-row>
        <table:table-row table:style-name="ro2">
          <table:table-cell/>
          <table:table-cell table:style-name="ce15" office:value-type="string" calcext:value-type="string">
            <text:p>dodatki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3" office:value-type="float" office:value="3" calcext:value-type="float">
            <text:p><text:s/>3.00 </text:p>
          </table:table-cell>
          <table:table-cell table:number-columns-repeated="4"/>
          <table:table-cell table:style-name="ce15" office:value-type="string" calcext:value-type="string">
            <text:p>dodatki</text:p>
          </table:table-cell>
          <table:table-cell table:style-name="ce18" table:formula="of:=[.C5]/[.C$8]" office:value-type="float" office:value="0.0366705471478463" calcext:value-type="float">
            <text:p><text:s/>0.04 </text:p>
          </table:table-cell>
          <table:table-cell table:style-name="ce18" table:formula="of:=[.D5]/[.D$8]" office:value-type="float" office:value="0.014792899408284" calcext:value-type="float">
            <text:p><text:s/>0.01 </text:p>
          </table:table-cell>
          <table:table-cell table:style-name="ce18" table:formula="of:=[.E5]/[.E$8]" office:value-type="float" office:value="0.0593220338983051" calcext:value-type="float">
            <text:p><text:s/>0.06 </text:p>
          </table:table-cell>
          <table:table-cell table:style-name="ce18" table:formula="of:=[.F5]/[.F$8]" office:value-type="float" office:value="0.046875" calcext:value-type="float">
            <text:p><text:s/>0.05 </text:p>
          </table:table-cell>
          <table:table-cell table:style-name="ce18" table:formula="of:=[.G5]/[.G$8]" office:value-type="float" office:value="0.0546875" calcext:value-type="float">
            <text:p><text:s/>0.05 </text:p>
          </table:table-cell>
          <table:table-cell table:style-name="ce18" table:formula="of:=[.H5]/[.H$8]" office:value-type="float" office:value="0.0882352941176471" calcext:value-type="float">
            <text:p><text:s/>0.09 </text:p>
          </table:table-cell>
          <table:table-cell table:style-name="ce37" table:formula="of:=AVERAGE([.N5:.S5])" office:value-type="percentage" office:value="0.0500972124286804" calcext:value-type="percentage">
            <text:p>5.01%</text:p>
          </table:table-cell>
          <table:table-cell table:number-columns-repeated="1004"/>
        </table:table-row>
        <table:table-row table:style-name="ro2">
          <table:table-cell/>
          <table:table-cell table:style-name="ce15" office:value-type="string" calcext:value-type="string">
            <text:p>bezpieczenstwo</text:p>
          </table:table-cell>
          <table:table-cell table:style-name="ce18" table:formula="of:=3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number-columns-repeated="4"/>
          <table:table-cell table:style-name="ce15" office:value-type="string" calcext:value-type="string">
            <text:p>bezpieczenstwo</text:p>
          </table:table-cell>
          <table:table-cell table:style-name="ce18" table:formula="of:=[.C6]/[.C$8]" office:value-type="float" office:value="0.550058207217695" calcext:value-type="float">
            <text:p><text:s/>0.55 </text:p>
          </table:table-cell>
          <table:table-cell table:style-name="ce18" table:formula="of:=[.D6]/[.D$8]" office:value-type="float" office:value="0.310650887573964" calcext:value-type="float">
            <text:p><text:s/>0.31 </text:p>
          </table:table-cell>
          <table:table-cell table:style-name="ce18" table:formula="of:=[.E6]/[.E$8]" office:value-type="float" office:value="0.533898305084746" calcext:value-type="float">
            <text:p><text:s/>0.53 </text:p>
          </table:table-cell>
          <table:table-cell table:style-name="ce18" table:formula="of:=[.F6]/[.F$8]" office:value-type="float" office:value="0.421875" calcext:value-type="float">
            <text:p><text:s/>0.42 </text:p>
          </table:table-cell>
          <table:table-cell table:style-name="ce18" table:formula="of:=[.G6]/[.G$8]" office:value-type="float" office:value="0.4921875" calcext:value-type="float">
            <text:p><text:s/>0.49 </text:p>
          </table:table-cell>
          <table:table-cell table:style-name="ce18" table:formula="of:=[.H6]/[.H$8]" office:value-type="float" office:value="0.264705882352941" calcext:value-type="float">
            <text:p><text:s/>0.26 </text:p>
          </table:table-cell>
          <table:table-cell table:style-name="ce37" table:formula="of:=AVERAGE([.N6:.S6])" office:value-type="percentage" office:value="0.428895963704891" calcext:value-type="percentage">
            <text:p>42.89%</text:p>
          </table:table-cell>
          <table:table-cell table:number-columns-repeated="1004"/>
        </table:table-row>
        <table:table-row table:style-name="ro2">
          <table:table-cell/>
          <table:table-cell table:style-name="ce15" office:value-type="string" calcext:value-type="string">
            <text:p>waga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0.142857142857143" calcext:value-type="float">
            <text:p><text:s/>0.14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4"/>
          <table:table-cell table:style-name="ce15" office:value-type="string" calcext:value-type="string">
            <text:p>waga</text:p>
          </table:table-cell>
          <table:table-cell table:style-name="ce18" table:formula="of:=[.C7]/[.C$8]" office:value-type="float" office:value="0.020372526193248" calcext:value-type="float">
            <text:p><text:s/>0.02 </text:p>
          </table:table-cell>
          <table:table-cell table:style-name="ce18" table:formula="of:=[.D7]/[.D$8]" office:value-type="float" office:value="0.00887573964497041" calcext:value-type="float">
            <text:p><text:s/>0.01 </text:p>
          </table:table-cell>
          <table:table-cell table:style-name="ce18" table:formula="of:=[.E7]/[.E$8]" office:value-type="float" office:value="0.0254237288135593" calcext:value-type="float">
            <text:p><text:s/>0.03 </text:p>
          </table:table-cell>
          <table:table-cell table:style-name="ce18" table:formula="of:=[.F7]/[.F$8]" office:value-type="float" office:value="0.015625" calcext:value-type="float">
            <text:p><text:s/>0.02 </text:p>
          </table:table-cell>
          <table:table-cell table:style-name="ce18" table:formula="of:=[.G7]/[.G$8]" office:value-type="float" office:value="0.0546875" calcext:value-type="float">
            <text:p><text:s/>0.05 </text:p>
          </table:table-cell>
          <table:table-cell table:style-name="ce18" table:formula="of:=[.H7]/[.H$8]" office:value-type="float" office:value="0.0294117647058823" calcext:value-type="float">
            <text:p><text:s/>0.03 </text:p>
          </table:table-cell>
          <table:table-cell table:style-name="ce37" table:formula="of:=AVERAGE([.N7:.S7])" office:value-type="percentage" office:value="0.0257327098929433" calcext:value-type="percentage">
            <text:p>2.57%</text:p>
          </table:table-cell>
          <table:table-cell table:number-columns-repeated="1004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2:.C7])" office:value-type="float" office:value="5.45396825396825" calcext:value-type="float">
            <text:p><text:s/>5.45 </text:p>
          </table:table-cell>
          <table:table-cell table:style-name="ce9" table:formula="of:=SUM([.D2:.D7])" office:value-type="float" office:value="22.5333333333333" calcext:value-type="float">
            <text:p><text:s/>22.53 </text:p>
          </table:table-cell>
          <table:table-cell table:style-name="ce9" table:formula="of:=SUM([.E2:.E7])" office:value-type="float" office:value="5.61904761904762" calcext:value-type="float">
            <text:p><text:s/>5.62 </text:p>
          </table:table-cell>
          <table:table-cell table:style-name="ce9" table:formula="of:=SUM([.F2:.F7])" office:value-type="float" office:value="21.3333333333333" calcext:value-type="float">
            <text:p><text:s/>21.33 </text:p>
          </table:table-cell>
          <table:table-cell table:style-name="ce9" table:formula="of:=SUM([.G2:.G7])" office:value-type="float" office:value="2.03174603174603" calcext:value-type="float">
            <text:p><text:s/>2.03 </text:p>
          </table:table-cell>
          <table:table-cell table:style-name="ce9" table:formula="of:=SUM([.H2:.H7])" office:value-type="float" office:value="34" calcext:value-type="float">
            <text:p><text:s/>34.00 </text:p>
          </table:table-cell>
          <table:table-cell table:number-columns-repeated="4"/>
          <table:table-cell table:style-name="ce11" office:value-type="string" calcext:value-type="string">
            <text:p>Suma</text:p>
          </table:table-cell>
          <table:table-cell table:style-name="ce12" table:formula="of:=SUM([.N2:.N7])" office:value-type="float" office:value="1" calcext:value-type="float">
            <text:p><text:s/>1.00 </text:p>
          </table:table-cell>
          <table:table-cell table:style-name="ce12" table:formula="of:=SUM([.O2:.O7])" office:value-type="float" office:value="1" calcext:value-type="float">
            <text:p><text:s/>1.00 </text:p>
          </table:table-cell>
          <table:table-cell table:style-name="ce12" table:formula="of:=SUM([.P2:.P7])" office:value-type="float" office:value="1" calcext:value-type="float">
            <text:p><text:s/>1.00 </text:p>
          </table:table-cell>
          <table:table-cell table:style-name="ce12" table:formula="of:=SUM([.Q2:.Q7])" office:value-type="float" office:value="1" calcext:value-type="float">
            <text:p><text:s/>1.00 </text:p>
          </table:table-cell>
          <table:table-cell table:style-name="ce12" table:formula="of:=SUM([.R2:.R7])" office:value-type="float" office:value="1" calcext:value-type="float">
            <text:p><text:s/>1.00 </text:p>
          </table:table-cell>
          <table:table-cell table:style-name="ce12" table:formula="of:=SUM([.S2:.S7])" office:value-type="float" office:value="1" calcext:value-type="float">
            <text:p><text:s/>1.00 </text:p>
          </table:table-cell>
          <table:table-cell table:style-name="ce38" table:formula="of:=SUM([.T2:.T7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number-columns-repeated="12"/>
          <table:table-cell table:number-columns-spanned="2" table:number-rows-spanned="1"/>
          <table:covered-table-cell/>
          <table:table-cell table:number-columns-repeated="6"/>
          <table:table-cell table:style-name="ce36"/>
          <table:table-cell table:style-name="Default" table:number-columns-repeated="8"/>
          <table:table-cell table:style-name="ce36"/>
          <table:table-cell table:number-columns-repeated="994"/>
        </table:table-row>
        <table:table-row table:style-name="ro2">
          <table:table-cell table:number-columns-repeated="12"/>
          <table:table-cell table:number-columns-spanned="2" table:number-rows-spanned="1"/>
          <table:covered-table-cell/>
          <table:table-cell table:number-columns-repeated="6"/>
          <table:table-cell table:style-name="ce36"/>
          <table:table-cell table:style-name="ce40" office:value-type="string" calcext:value-type="string" table:number-columns-spanned="2" table:number-rows-spanned="1">
            <text:p>szybkosc</text:p>
          </table:table-cell>
          <table:covered-table-cell table:style-name="ce40"/>
          <table:table-cell table:style-name="ce40" office:value-type="string" calcext:value-type="string">
            <text:p>wyglad</text:p>
          </table:table-cell>
          <table:table-cell table:style-name="ce40" office:value-type="string" calcext:value-type="string">
            <text:p>funkcjonalnosc</text:p>
          </table:table-cell>
          <table:table-cell table:style-name="ce40" office:value-type="string" calcext:value-type="string">
            <text:p>dodatki</text:p>
          </table:table-cell>
          <table:table-cell table:style-name="ce40" office:value-type="string" calcext:value-type="string" table:number-columns-spanned="2" table:number-rows-spanned="1">
            <text:p>bezpieczenstwo</text:p>
          </table:table-cell>
          <table:covered-table-cell table:style-name="ce40"/>
          <table:table-cell table:style-name="ce40" office:value-type="string" calcext:value-type="string">
            <text:p>waga</text:p>
          </table:table-cell>
          <table:table-cell table:style-name="ce36"/>
          <table:table-cell table:number-columns-repeated="994"/>
        </table:table-row>
        <table:table-row table:style-name="ro2">
          <table:table-cell table:number-columns-repeated="20"/>
          <table:table-cell table:style-name="ce36"/>
          <table:table-cell table:style-name="ce41" office:value-type="string" calcext:value-type="string">
            <text:p>start</text:p>
          </table:table-cell>
          <table:table-cell table:style-name="ce41" office:value-type="string" calcext:value-type="string">
            <text:p>ladowanie</text:p>
          </table:table-cell>
          <table:table-cell table:style-name="ce41" table:number-columns-repeated="3"/>
          <table:table-cell table:style-name="ce41" office:value-type="string" calcext:value-type="string">
            <text:p>prywatnosc</text:p>
          </table:table-cell>
          <table:table-cell table:style-name="ce41" office:value-type="string" calcext:value-type="string">
            <text:p>ochrona</text:p>
          </table:table-cell>
          <table:table-cell table:style-name="ce41"/>
          <table:table-cell table:style-name="ce36"/>
          <table:table-cell table:number-columns-repeated="994"/>
        </table:table-row>
        <table:table-row table:style-name="ro2">
          <table:table-cell table:number-columns-repeated="20"/>
          <table:table-cell table:style-name="ce36"/>
          <table:table-cell table:style-name="ce42" table:formula="of:=[.T2]" office:value-type="percentage" office:value="0.222518851226842" calcext:value-type="percentage" table:number-columns-spanned="2" table:number-rows-spanned="1">
            <text:p>22.25%</text:p>
          </table:table-cell>
          <table:covered-table-cell table:style-name="ce42"/>
          <table:table-cell table:number-columns-repeated="3" table:style-name="ce43" office:value-type="percentage" office:value="1" calcext:value-type="percentage">
            <text:p>100.00%</text:p>
          </table:table-cell>
          <table:table-cell table:style-name="ce42" table:formula="of:=[.T6]" office:value-type="percentage" office:value="0.428895963704891" calcext:value-type="percentage" table:number-columns-spanned="2" table:number-rows-spanned="1">
            <text:p>42.89%</text:p>
          </table:table-cell>
          <table:covered-table-cell table:style-name="ce42"/>
          <table:table-cell table:style-name="ce43" office:value-type="percentage" office:value="1" calcext:value-type="percentage">
            <text:p>100.00%</text:p>
          </table:table-cell>
          <table:table-cell table:style-name="ce36"/>
          <table:table-cell table:number-columns-repeated="994"/>
        </table:table-row>
        <table:table-row table:style-name="ro2">
          <table:table-cell table:number-columns-repeated="20"/>
          <table:table-cell table:style-name="ce36"/>
          <table:table-cell table:style-name="ce42" table:formula="of:=[.E26]" office:value-type="percentage" office:value="0.166666666666667" calcext:value-type="percentage">
            <text:p>16.67%</text:p>
          </table:table-cell>
          <table:table-cell table:style-name="ce42" table:formula="of:=[.E27]" office:value-type="percentage" office:value="0.833333333333333" calcext:value-type="percentage">
            <text:p>83.33%</text:p>
          </table:table-cell>
          <table:table-cell table:style-name="ce42" table:formula="of:=[.T3]" office:value-type="percentage" office:value="0.0756653330884284" calcext:value-type="percentage">
            <text:p>7.57%</text:p>
          </table:table-cell>
          <table:table-cell table:style-name="ce42" table:formula="of:=[.T4]" office:value-type="percentage" office:value="0.197089929658215" calcext:value-type="percentage">
            <text:p>19.71%</text:p>
          </table:table-cell>
          <table:table-cell table:style-name="ce42" table:formula="of:=[.T5]" office:value-type="percentage" office:value="0.0500972124286804" calcext:value-type="percentage">
            <text:p>5.01%</text:p>
          </table:table-cell>
          <table:table-cell table:style-name="ce42" table:formula="of:=[.I26]" office:value-type="percentage" office:value="0.25" calcext:value-type="percentage">
            <text:p>25.00%</text:p>
          </table:table-cell>
          <table:table-cell table:style-name="ce42" table:formula="of:=[.I27]" office:value-type="percentage" office:value="0.75" calcext:value-type="percentage">
            <text:p>75.00%</text:p>
          </table:table-cell>
          <table:table-cell table:style-name="ce42" table:formula="of:=[.T7]" office:value-type="percentage" office:value="0.0257327098929433" calcext:value-type="percentage">
            <text:p>2.57%</text:p>
          </table:table-cell>
          <table:table-cell table:style-name="ce36"/>
          <table:table-cell table:number-columns-repeated="994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kryterium szybkosc</text:p>
          </table:table-cell>
          <table:covered-table-cell table:number-columns-repeated="2"/>
          <table:table-cell table:style-name="ce14"/>
          <table:table-cell table:style-name="ce13" office:value-type="string" calcext:value-type="string" table:number-columns-spanned="3" table:number-rows-spanned="1">
            <text:p>kryterium bezpieczenstwo</text:p>
          </table:table-cell>
          <table:covered-table-cell table:number-columns-repeated="2"/>
          <table:table-cell table:number-columns-repeated="5"/>
          <table:table-cell table:style-name="Default" table:number-columns-repeated="7"/>
          <table:table-cell table:style-name="ce39" office:value-type="string" calcext:value-type="string">
            <text:p>opera</text:p>
          </table:table-cell>
          <table:table-cell table:style-name="ce39" table:formula="of:=[.R105]" office:value-type="float" office:value="0.15384478813225" calcext:value-type="float">
            <text:p>0.154</text:p>
          </table:table-cell>
          <table:table-cell table:style-name="ce39" table:formula="of:=[.R117]" office:value-type="float" office:value="0.15384478813225" calcext:value-type="float">
            <text:p>0.154</text:p>
          </table:table-cell>
          <table:table-cell table:style-name="ce39" table:formula="of:=[.R46]" office:value-type="float" office:value="0.0787146686159844" calcext:value-type="float">
            <text:p>0.079</text:p>
          </table:table-cell>
          <table:table-cell table:style-name="ce39" table:formula="of:=[.R58]" office:value-type="float" office:value="0.150257803790412" calcext:value-type="float">
            <text:p>0.150</text:p>
          </table:table-cell>
          <table:table-cell table:style-name="ce39" table:formula="of:=[.R70]" office:value-type="float" office:value="0.0841941346831828" calcext:value-type="float">
            <text:p>0.084</text:p>
          </table:table-cell>
          <table:table-cell table:style-name="ce39" table:formula="of:=[.R129]" office:value-type="float" office:value="0.112102714906611" calcext:value-type="float">
            <text:p>0.112</text:p>
          </table:table-cell>
          <table:table-cell table:style-name="ce39" table:formula="of:=[.R141]" office:value-type="float" office:value="0.124792104274729" calcext:value-type="float">
            <text:p>0.125</text:p>
          </table:table-cell>
          <table:table-cell table:style-name="ce39" table:formula="of:=[.R94]" office:value-type="float" office:value="0.198645253483767" calcext:value-type="float">
            <text:p>0.199</text:p>
          </table:table-cell>
          <table:table-cell table:style-name="ce44" table:formula="of:=[.V$16]*[.V$17]*[.V18]+[.V$16]*[.W$17]*[.W18]+[.X$16]*[.X$17]*[.X18]+[.Z$16]*[.Z$17]*[.Z18]+[.Y$16]*[.Y$17]*[.Y18]+[.AA$16]*[.AA$17]*[.AA18]+[.AA$16]*[.AB$17]*[.AB18]+[.AC$16]*[.AC$17]*[.AC18]" office:value-type="percentage" office:value="0.131295432107034" calcext:value-type="percentage">
            <text:p>13.13%</text:p>
          </table:table-cell>
          <table:table-cell table:number-columns-repeated="994"/>
        </table:table-row>
        <table:table-row table:style-name="ro5">
          <table:table-cell/>
          <table:table-cell table:style-name="ce15" office:value-type="string" calcext:value-type="string">
            <text:p><text:s/></text:p>
          </table:table-cell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ladowanie</text:p>
          </table:table-cell>
          <table:table-cell/>
          <table:table-cell table:style-name="ce15" office:value-type="string" calcext:value-type="string">
            <text:p><text:s/></text:p>
          </table:table-cell>
          <table:table-cell table:style-name="ce16" office:value-type="string" calcext:value-type="string">
            <text:p>prywatnosc</text:p>
          </table:table-cell>
          <table:table-cell table:style-name="ce16" office:value-type="string" calcext:value-type="string">
            <text:p>ochrona</text:p>
          </table:table-cell>
          <table:table-cell table:number-columns-repeated="5"/>
          <table:table-cell table:style-name="Default" table:number-columns-repeated="7"/>
          <table:table-cell table:style-name="ce39" office:value-type="string" calcext:value-type="string">
            <text:p>Microsoft Internet Explorer</text:p>
          </table:table-cell>
          <table:table-cell table:style-name="ce39" table:formula="of:=[.R106]" office:value-type="float" office:value="0.0213209184881244" calcext:value-type="float">
            <text:p>0.021</text:p>
          </table:table-cell>
          <table:table-cell table:style-name="ce39" table:formula="of:=[.R118]" office:value-type="float" office:value="0.0213209184881244" calcext:value-type="float">
            <text:p>0.021</text:p>
          </table:table-cell>
          <table:table-cell table:style-name="ce39" table:formula="of:=[.R47]" office:value-type="float" office:value="0.0269359161793372" calcext:value-type="float">
            <text:p>0.027</text:p>
          </table:table-cell>
          <table:table-cell table:style-name="ce39" table:formula="of:=[.R59]" office:value-type="float" office:value="0.111029821627648" calcext:value-type="float">
            <text:p>0.111</text:p>
          </table:table-cell>
          <table:table-cell table:style-name="ce39" table:formula="of:=[.R71]" office:value-type="float" office:value="0.0266525885068384" calcext:value-type="float">
            <text:p>0.027</text:p>
          </table:table-cell>
          <table:table-cell table:style-name="ce39" table:formula="of:=[.R130]" office:value-type="float" office:value="0.0331542738602437" calcext:value-type="float">
            <text:p>0.033</text:p>
          </table:table-cell>
          <table:table-cell table:style-name="ce39" table:formula="of:=[.R142]" office:value-type="float" office:value="0.0347370855864407" calcext:value-type="float">
            <text:p>0.035</text:p>
          </table:table-cell>
          <table:table-cell table:style-name="ce39" table:formula="of:=[.R95]" office:value-type="float" office:value="0.0220716948315297" calcext:value-type="float">
            <text:p>0.022</text:p>
          </table:table-cell>
          <table:table-cell table:style-name="ce44" table:formula="of:=[.V$16]*[.V$17]*[.V19]+[.V$16]*[.W$17]*[.W19]+[.X$16]*[.X$17]*[.X19]+[.Z$16]*[.Z$17]*[.Z19]+[.Y$16]*[.Y$17]*[.Y19]+[.AA$16]*[.AA$17]*[.AA19]+[.AA$16]*[.AB$17]*[.AB19]+[.AC$16]*[.AC$17]*[.AC19]" office:value-type="percentage" office:value="0.0452973464102621" calcext:value-type="percentage">
            <text:p>4.53%</text:p>
          </table:table-cell>
          <table:table-cell table:number-columns-repeated="994"/>
        </table:table-row>
        <table:table-row table:style-name="ro2">
          <table:table-cell/>
          <table:table-cell table:style-name="ce15" office:value-type="string" calcext:value-type="string">
            <text:p>szybkosc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/>
          <table:table-cell table:style-name="ce15" office:value-type="string" calcext:value-type="string">
            <text:p>prywatnosc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5"/>
          <table:table-cell table:style-name="Default" table:number-columns-repeated="7"/>
          <table:table-cell table:style-name="ce39" office:value-type="string" calcext:value-type="string">
            <text:p>Google Chrome</text:p>
          </table:table-cell>
          <table:table-cell table:style-name="ce39" table:formula="of:=[.R107]" office:value-type="float" office:value="0.15384478813225" calcext:value-type="float">
            <text:p>0.154</text:p>
          </table:table-cell>
          <table:table-cell table:style-name="ce39" table:formula="of:=[.R119]" office:value-type="float" office:value="0.15384478813225" calcext:value-type="float">
            <text:p>0.154</text:p>
          </table:table-cell>
          <table:table-cell table:style-name="ce39" table:formula="of:=[.R48]" office:value-type="float" office:value="0.249106968810916" calcext:value-type="float">
            <text:p>0.249</text:p>
          </table:table-cell>
          <table:table-cell table:style-name="ce39" table:formula="of:=[.R60]" office:value-type="float" office:value="0.179243311036789" calcext:value-type="float">
            <text:p>0.179</text:p>
          </table:table-cell>
          <table:table-cell table:style-name="ce39" table:formula="of:=[.R72]" office:value-type="float" office:value="0.419042033107331" calcext:value-type="float">
            <text:p>0.419</text:p>
          </table:table-cell>
          <table:table-cell table:style-name="ce39" table:formula="of:=[.R131]" office:value-type="float" office:value="0.0545633388313042" calcext:value-type="float">
            <text:p>0.055</text:p>
          </table:table-cell>
          <table:table-cell table:style-name="ce39" table:formula="of:=[.R143]" office:value-type="float" office:value="0.0602905896149866" calcext:value-type="float">
            <text:p>0.060</text:p>
          </table:table-cell>
          <table:table-cell table:style-name="ce39" table:formula="of:=[.R96]" office:value-type="float" office:value="0.198645253483767" calcext:value-type="float">
            <text:p>0.199</text:p>
          </table:table-cell>
          <table:table-cell table:style-name="ce44" table:formula="of:=[.V$16]*[.V$17]*[.V20]+[.V$16]*[.W$17]*[.W20]+[.X$16]*[.X$17]*[.X20]+[.Z$16]*[.Z$17]*[.Z20]+[.Y$16]*[.Y$17]*[.Y20]+[.AA$16]*[.AA$17]*[.AA20]+[.AA$16]*[.AB$17]*[.AB20]+[.AC$16]*[.AC$17]*[.AC20]" office:value-type="percentage" office:value="0.139757989133924" calcext:value-type="percentage">
            <text:p>13.98%</text:p>
          </table:table-cell>
          <table:table-cell table:number-columns-repeated="994"/>
        </table:table-row>
        <table:table-row table:style-name="ro2">
          <table:table-cell/>
          <table:table-cell table:style-name="ce15" office:value-type="string" calcext:value-type="string">
            <text:p>wyglad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1" calcext:value-type="float">
            <text:p><text:s/>1.00 </text:p>
          </table:table-cell>
          <table:table-cell/>
          <table:table-cell table:style-name="ce15" office:value-type="string" calcext:value-type="string">
            <text:p>ochrona</text:p>
          </table:table-cell>
          <table:table-cell table:style-name="ce6" table:formula="of:=3" office:value-type="float" office:value="3" calcext:value-type="float">
            <text:p>3 <text:s text:c="3"/>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5"/>
          <table:table-cell table:style-name="Default" table:number-columns-repeated="7"/>
          <table:table-cell table:style-name="ce39" office:value-type="string" calcext:value-type="string">
            <text:p>Mozilla Firefox</text:p>
          </table:table-cell>
          <table:table-cell table:style-name="ce39" table:formula="of:=[.R108]" office:value-type="float" office:value="0.369292985086404" calcext:value-type="float">
            <text:p>0.369</text:p>
          </table:table-cell>
          <table:table-cell table:style-name="ce39" table:formula="of:=[.R120]" office:value-type="float" office:value="0.369292985086404" calcext:value-type="float">
            <text:p>0.369</text:p>
          </table:table-cell>
          <table:table-cell table:style-name="ce39" table:formula="of:=[.R49]" office:value-type="float" office:value="0.249106968810916" calcext:value-type="float">
            <text:p>0.249</text:p>
          </table:table-cell>
          <table:table-cell table:style-name="ce39" table:formula="of:=[.R61]" office:value-type="float" office:value="0.179243311036789" calcext:value-type="float">
            <text:p>0.179</text:p>
          </table:table-cell>
          <table:table-cell table:style-name="ce39" table:formula="of:=[.R73]" office:value-type="float" office:value="0.192958554509732" calcext:value-type="float">
            <text:p>0.193</text:p>
          </table:table-cell>
          <table:table-cell table:style-name="ce39" table:formula="of:=[.R132]" office:value-type="float" office:value="0.0982138260177222" calcext:value-type="float">
            <text:p>0.098</text:p>
          </table:table-cell>
          <table:table-cell table:style-name="ce39" table:formula="of:=[.R144]" office:value-type="float" office:value="0.11090321538584" calcext:value-type="float">
            <text:p>0.111</text:p>
          </table:table-cell>
          <table:table-cell table:style-name="ce39" table:formula="of:=[.R97]" office:value-type="float" office:value="0.198645253483767" calcext:value-type="float">
            <text:p>0.199</text:p>
          </table:table-cell>
          <table:table-cell table:style-name="ce44" table:formula="of:=[.V$16]*[.V$17]*[.V21]+[.V$16]*[.W$17]*[.W21]+[.X$16]*[.X$17]*[.X21]+[.Z$16]*[.Z$17]*[.Z21]+[.Y$16]*[.Y$17]*[.Y21]+[.AA$16]*[.AA$17]*[.AA21]+[.AA$16]*[.AB$17]*[.AB21]+[.AC$16]*[.AC$17]*[.AC21]" office:value-type="percentage" office:value="0.197334164986359" calcext:value-type="percentage">
            <text:p>19.73%</text:p>
          </table:table-cell>
          <table:table-cell table:number-columns-repeated="994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20:.C21])" office:value-type="float" office:value="6" calcext:value-type="float">
            <text:p><text:s/>6.00 </text:p>
          </table:table-cell>
          <table:table-cell table:style-name="ce9" table:formula="of:=SUM([.D20:.D21])" office:value-type="float" office:value="1.2" calcext:value-type="float">
            <text:p><text:s/>1.20 </text:p>
          </table:table-cell>
          <table:table-cell/>
          <table:table-cell table:style-name="ce8" office:value-type="string" calcext:value-type="string">
            <text:p>suma</text:p>
          </table:table-cell>
          <table:table-cell table:style-name="ce9" table:formula="of:=SUM([.G20:.G21])" office:value-type="float" office:value="4" calcext:value-type="float">
            <text:p><text:s/>4.00 </text:p>
          </table:table-cell>
          <table:table-cell table:style-name="ce9" table:formula="of:=SUM([.H20:.H21])" office:value-type="float" office:value="1.33333333333333" calcext:value-type="float">
            <text:p><text:s/>1.33 </text:p>
          </table:table-cell>
          <table:table-cell table:number-columns-repeated="5"/>
          <table:table-cell table:style-name="Default" table:number-columns-repeated="7"/>
          <table:table-cell table:style-name="ce39" office:value-type="string" calcext:value-type="string">
            <text:p>Apple Safari</text:p>
          </table:table-cell>
          <table:table-cell table:style-name="ce39" table:formula="of:=[.R109]" office:value-type="float" office:value="0.24860332991399" calcext:value-type="float">
            <text:p>0.249</text:p>
          </table:table-cell>
          <table:table-cell table:style-name="ce39" table:formula="of:=[.R121]" office:value-type="float" office:value="0.24860332991399" calcext:value-type="float">
            <text:p>0.249</text:p>
          </table:table-cell>
          <table:table-cell table:style-name="ce39" table:formula="of:=[.R50]" office:value-type="float" office:value="0.14702850877193" calcext:value-type="float">
            <text:p>0.147</text:p>
          </table:table-cell>
          <table:table-cell table:style-name="ce39" table:formula="of:=[.R62]" office:value-type="float" office:value="0.179243311036789" calcext:value-type="float">
            <text:p>0.179</text:p>
          </table:table-cell>
          <table:table-cell table:style-name="ce39" table:formula="of:=[.R74]" office:value-type="float" office:value="0.0841941346831828" calcext:value-type="float">
            <text:p>0.084</text:p>
          </table:table-cell>
          <table:table-cell table:style-name="ce39" table:formula="of:=[.R133]" office:value-type="float" office:value="0.0982138260177222" calcext:value-type="float">
            <text:p>0.098</text:p>
          </table:table-cell>
          <table:table-cell table:style-name="ce39" table:formula="of:=[.R145]" office:value-type="float" office:value="0.11090321538584" calcext:value-type="float">
            <text:p>0.111</text:p>
          </table:table-cell>
          <table:table-cell table:style-name="ce39" table:formula="of:=[.R98]" office:value-type="float" office:value="0.198645253483767" calcext:value-type="float">
            <text:p>0.199</text:p>
          </table:table-cell>
          <table:table-cell table:style-name="ce44" table:formula="of:=[.V$16]*[.V$17]*[.V22]+[.V$16]*[.W$17]*[.W22]+[.X$16]*[.X$17]*[.X22]+[.Z$16]*[.Z$17]*[.Z22]+[.Y$16]*[.Y$17]*[.Y22]+[.AA$16]*[.AA$17]*[.AA22]+[.AA$16]*[.AB$17]*[.AB22]+[.AC$16]*[.AC$17]*[.AC22]" office:value-type="percentage" office:value="0.157305846637693" calcext:value-type="percentage">
            <text:p>15.73%</text:p>
          </table:table-cell>
          <table:table-cell table:number-columns-repeated="994"/>
        </table:table-row>
        <table:table-row table:style-name="ro2">
          <table:table-cell table:number-columns-repeated="13"/>
          <table:table-cell table:style-name="Default" table:number-columns-repeated="7"/>
          <table:table-cell table:style-name="ce39" office:value-type="string" calcext:value-type="string">
            <text:p>Tor Browser</text:p>
          </table:table-cell>
          <table:table-cell table:style-name="ce39" table:formula="of:=[.R110]" office:value-type="float" office:value="0.0530931902469818" calcext:value-type="float">
            <text:p>0.053</text:p>
          </table:table-cell>
          <table:table-cell table:style-name="ce39" table:formula="of:=[.R122]" office:value-type="float" office:value="0.0530931902469818" calcext:value-type="float">
            <text:p>0.053</text:p>
          </table:table-cell>
          <table:table-cell table:style-name="ce39" table:formula="of:=[.R51]" office:value-type="float" office:value="0.249106968810916" calcext:value-type="float">
            <text:p>0.249</text:p>
          </table:table-cell>
          <table:table-cell table:style-name="ce39" table:formula="of:=[.R63]" office:value-type="float" office:value="0.200982441471572" calcext:value-type="float">
            <text:p>0.201</text:p>
          </table:table-cell>
          <table:table-cell table:style-name="ce39" table:formula="of:=[.R75]" office:value-type="float" office:value="0.192958554509732" calcext:value-type="float">
            <text:p>0.193</text:p>
          </table:table-cell>
          <table:table-cell table:style-name="ce39" table:formula="of:=[.R134]" office:value-type="float" office:value="0.603752020366396" calcext:value-type="float">
            <text:p>0.604</text:p>
          </table:table-cell>
          <table:table-cell table:style-name="ce39" table:formula="of:=[.R146]" office:value-type="float" office:value="0.558373789752163" calcext:value-type="float">
            <text:p>0.558</text:p>
          </table:table-cell>
          <table:table-cell table:style-name="ce39" table:formula="of:=[.R99]" office:value-type="float" office:value="0.198645253483767" calcext:value-type="float">
            <text:p>0.199</text:p>
          </table:table-cell>
          <table:table-cell table:style-name="ce44" table:formula="of:=[.V$16]*[.V$17]*[.V23]+[.V$16]*[.W$17]*[.W23]+[.X$16]*[.X$17]*[.X23]+[.Z$16]*[.Z$17]*[.Z23]+[.Y$16]*[.Y$17]*[.Y23]+[.AA$16]*[.AA$17]*[.AA23]+[.AA$16]*[.AB$17]*[.AB23]+[.AC$16]*[.AC$17]*[.AC23]" office:value-type="percentage" office:value="0.32940287874927" calcext:value-type="percentage">
            <text:p>32.94%</text:p>
          </table:table-cell>
          <table:table-cell table:number-columns-repeated="994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kryterium szybkosc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kryterium bezpieczenstwo</text:p>
          </table:table-cell>
          <table:covered-table-cell table:number-columns-repeated="2"/>
          <table:table-cell table:number-columns-repeated="21"/>
          <table:table-cell table:style-name="ce36" table:formula="of:=SUM([.AD18:.AD23])" office:value-type="float" office:value="1.00039365802454" calcext:value-type="float">
            <text:p>1.000</text:p>
          </table:table-cell>
          <table:table-cell table:number-columns-repeated="994"/>
        </table:table-row>
        <table:table-row table:style-name="ro6">
          <table:table-cell/>
          <table:table-cell table:style-name="ce15" office:value-type="string" calcext:value-type="string">
            <text:p><text:s/></text:p>
          </table:table-cell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ladowanie</text:p>
          </table:table-cell>
          <table:table-cell office:value-type="string" calcext:value-type="string">
            <text:p>wspwagi</text:p>
          </table:table-cell>
          <table:table-cell table:style-name="ce15" office:value-type="string" calcext:value-type="string">
            <text:p><text:s/></text:p>
          </table:table-cell>
          <table:table-cell table:style-name="ce16" office:value-type="string" calcext:value-type="string">
            <text:p>prywatnosc</text:p>
          </table:table-cell>
          <table:table-cell table:style-name="ce16" office:value-type="string" calcext:value-type="string">
            <text:p>ochrona</text:p>
          </table:table-cell>
          <table:table-cell office:value-type="string" calcext:value-type="string">
            <text:p>wspwagi</text:p>
          </table:table-cell>
          <table:table-cell table:number-columns-repeated="1015"/>
        </table:table-row>
        <table:table-row table:style-name="ro4">
          <table:table-cell/>
          <table:table-cell table:style-name="ce15" office:value-type="string" calcext:value-type="string">
            <text:p>szybkosc</text:p>
          </table:table-cell>
          <table:table-cell table:style-name="ce18" table:formula="of:=[.C20]/[.C$22]" office:value-type="float" office:value="0.166666666666667" calcext:value-type="float">
            <text:p><text:s/>0.17 </text:p>
          </table:table-cell>
          <table:table-cell table:style-name="ce18" table:formula="of:=[.D20]/[.D$22]" office:value-type="float" office:value="0.166666666666667" calcext:value-type="float">
            <text:p><text:s/>0.17 </text:p>
          </table:table-cell>
          <table:table-cell table:style-name="ce21" table:formula="of:=AVERAGE([.C26:.D26])" office:value-type="float" office:value="0.166666666666667" calcext:value-type="float">
            <text:p><text:s/>0.17 </text:p>
          </table:table-cell>
          <table:table-cell table:style-name="ce15" office:value-type="string" calcext:value-type="string">
            <text:p>prywatnosc</text:p>
          </table:table-cell>
          <table:table-cell table:style-name="ce18" table:formula="of:=[.G20]/[.G$22]" office:value-type="float" office:value="0.25" calcext:value-type="float">
            <text:p><text:s/>0.25 </text:p>
          </table:table-cell>
          <table:table-cell table:style-name="ce18" table:formula="of:=[.H20]/[.H$22]" office:value-type="float" office:value="0.25" calcext:value-type="float">
            <text:p><text:s/>0.25 </text:p>
          </table:table-cell>
          <table:table-cell table:style-name="ce21" table:formula="of:=AVERAGE([.G26:.H26])" office:value-type="float" office:value="0.25" calcext:value-type="float">
            <text:p><text:s/>0.25 </text:p>
          </table:table-cell>
          <table:table-cell table:number-columns-repeated="1015"/>
        </table:table-row>
        <table:table-row table:style-name="ro3">
          <table:table-cell/>
          <table:table-cell table:style-name="ce15" office:value-type="string" calcext:value-type="string">
            <text:p>wyglad</text:p>
          </table:table-cell>
          <table:table-cell table:style-name="ce18" table:formula="of:=[.C21]/[.C$22]" office:value-type="float" office:value="0.833333333333333" calcext:value-type="float">
            <text:p><text:s/>0.83 </text:p>
          </table:table-cell>
          <table:table-cell table:style-name="ce18" table:formula="of:=[.D21]/[.D$22]" office:value-type="float" office:value="0.833333333333333" calcext:value-type="float">
            <text:p><text:s/>0.83 </text:p>
          </table:table-cell>
          <table:table-cell table:style-name="ce21" table:formula="of:=AVERAGE([.C27:.D27])" office:value-type="float" office:value="0.833333333333333" calcext:value-type="float">
            <text:p><text:s/>0.83 </text:p>
          </table:table-cell>
          <table:table-cell table:style-name="ce15" office:value-type="string" calcext:value-type="string">
            <text:p>ochrona</text:p>
          </table:table-cell>
          <table:table-cell table:style-name="ce18" table:formula="of:=[.G21]/[.G$22]" office:value-type="float" office:value="0.75" calcext:value-type="float">
            <text:p><text:s/>0.75 </text:p>
          </table:table-cell>
          <table:table-cell table:style-name="ce18" table:formula="of:=[.H21]/[.H$22]" office:value-type="float" office:value="0.75" calcext:value-type="float">
            <text:p><text:s/>0.75 </text:p>
          </table:table-cell>
          <table:table-cell table:style-name="ce21" table:formula="of:=AVERAGE([.G27:.H27])" office:value-type="float" office:value="0.75" calcext:value-type="float">
            <text:p><text:s/>0.75 </text:p>
          </table:table-cell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26:.C27])" office:value-type="float" office:value="1" calcext:value-type="float">
            <text:p><text:s/>1.00 </text:p>
          </table:table-cell>
          <table:table-cell table:style-name="ce9" table:formula="of:=SUM([.D26:.D27])" office:value-type="float" office:value="1" calcext:value-type="float">
            <text:p><text:s/>1.00 </text:p>
          </table:table-cell>
          <table:table-cell table:style-name="ce21" table:formula="of:=AVERAGE([.C28:.D28])" office:value-type="float" office:value="1" calcext:value-type="float">
            <text:p><text:s/>1.00 </text:p>
          </table:table-cell>
          <table:table-cell table:style-name="ce8" office:value-type="string" calcext:value-type="string">
            <text:p>suma</text:p>
          </table:table-cell>
          <table:table-cell table:style-name="ce9" table:formula="of:=SUM([.G26:.G27])" office:value-type="float" office:value="1" calcext:value-type="float">
            <text:p><text:s/>1.00 </text:p>
          </table:table-cell>
          <table:table-cell table:style-name="ce9" table:formula="of:=SUM([.H26:.H27])" office:value-type="float" office:value="1" calcext:value-type="float">
            <text:p><text:s/>1.00 </text:p>
          </table:table-cell>
          <table:table-cell table:style-name="ce21" table:formula="of:=AVERAGE([.G28:.H28])" office:value-type="float" office:value="1" calcext:value-type="float">
            <text:p><text:s/>1.00 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szybkosc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34]/[.C$40]" office:value-type="float" office:value="0.155172413793103" calcext:value-type="float">
            <text:p><text:s/>0.16 </text:p>
          </table:table-cell>
          <table:table-cell table:style-name="ce18" table:formula="of:=[.D34]/[.D$40]" office:value-type="float" office:value="0.225" calcext:value-type="float">
            <text:p><text:s/>0.23 </text:p>
          </table:table-cell>
          <table:table-cell table:style-name="ce18" table:formula="of:=[.E34]/[.E$40]" office:value-type="float" office:value="0.155172413793103" calcext:value-type="float">
            <text:p><text:s/>0.16 </text:p>
          </table:table-cell>
          <table:table-cell table:style-name="ce18" table:formula="of:=[.F34]/[.F$40]" office:value-type="float" office:value="0.147887323943662" calcext:value-type="float">
            <text:p><text:s/>0.15 </text:p>
          </table:table-cell>
          <table:table-cell table:style-name="ce18" table:formula="of:=[.G34]/[.G$40]" office:value-type="float" office:value="0.155172413793103" calcext:value-type="float">
            <text:p><text:s/>0.16 </text:p>
          </table:table-cell>
          <table:table-cell table:style-name="ce18" table:formula="of:=[.H34]/[.H$40]" office:value-type="float" office:value="0.173076923076923" calcext:value-type="float">
            <text:p><text:s/>0.17 </text:p>
          </table:table-cell>
          <table:table-cell table:style-name="ce36" table:formula="of:=AVERAGE([.L34:.Q34])" office:value-type="float" office:value="0.168580248066649" calcext:value-type="float">
            <text:p>0.16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35]/[.C$40]" office:value-type="float" office:value="0.0172413793103448" calcext:value-type="float">
            <text:p><text:s/>0.02 </text:p>
          </table:table-cell>
          <table:table-cell table:style-name="ce18" table:formula="of:=[.D35]/[.D$40]" office:value-type="float" office:value="0.025" calcext:value-type="float">
            <text:p><text:s/>0.03 </text:p>
          </table:table-cell>
          <table:table-cell table:style-name="ce18" table:formula="of:=[.E35]/[.E$40]" office:value-type="float" office:value="0.0172413793103448" calcext:value-type="float">
            <text:p><text:s/>0.02 </text:p>
          </table:table-cell>
          <table:table-cell table:style-name="ce18" table:formula="of:=[.F35]/[.F$40]" office:value-type="float" office:value="0.0492957746478873" calcext:value-type="float">
            <text:p><text:s/>0.05 </text:p>
          </table:table-cell>
          <table:table-cell table:style-name="ce18" table:formula="of:=[.G35]/[.G$40]" office:value-type="float" office:value="0.0172413793103448" calcext:value-type="float">
            <text:p><text:s/>0.02 </text:p>
          </table:table-cell>
          <table:table-cell table:style-name="ce18" table:formula="of:=[.H35]/[.H$40]" office:value-type="float" office:value="0.0192307692307692" calcext:value-type="float">
            <text:p><text:s/>0.02 </text:p>
          </table:table-cell>
          <table:table-cell table:style-name="ce36" table:formula="of:=AVERAGE([.L35:.Q35])" office:value-type="float" office:value="0.0242084469682818" calcext:value-type="float">
            <text:p>0.024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36]/[.C$40]" office:value-type="float" office:value="0.155172413793103" calcext:value-type="float">
            <text:p><text:s/>0.16 </text:p>
          </table:table-cell>
          <table:table-cell table:style-name="ce18" table:formula="of:=[.D36]/[.D$40]" office:value-type="float" office:value="0.225" calcext:value-type="float">
            <text:p><text:s/>0.23 </text:p>
          </table:table-cell>
          <table:table-cell table:style-name="ce18" table:formula="of:=[.E36]/[.E$40]" office:value-type="float" office:value="0.155172413793103" calcext:value-type="float">
            <text:p><text:s/>0.16 </text:p>
          </table:table-cell>
          <table:table-cell table:style-name="ce18" table:formula="of:=[.F36]/[.F$40]" office:value-type="float" office:value="0.147887323943662" calcext:value-type="float">
            <text:p><text:s/>0.15 </text:p>
          </table:table-cell>
          <table:table-cell table:style-name="ce18" table:formula="of:=[.G36]/[.G$40]" office:value-type="float" office:value="0.155172413793103" calcext:value-type="float">
            <text:p><text:s/>0.16 </text:p>
          </table:table-cell>
          <table:table-cell table:style-name="ce18" table:formula="of:=[.H36]/[.H$40]" office:value-type="float" office:value="0.173076923076923" calcext:value-type="float">
            <text:p><text:s/>0.17 </text:p>
          </table:table-cell>
          <table:table-cell table:style-name="ce36" table:formula="of:=AVERAGE([.L36:.Q36])" office:value-type="float" office:value="0.168580248066649" calcext:value-type="float">
            <text:p>0.16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37]/[.C$40]" office:value-type="float" office:value="0.46551724137931" calcext:value-type="float">
            <text:p><text:s/>0.47 </text:p>
          </table:table-cell>
          <table:table-cell table:style-name="ce18" table:formula="of:=[.D37]/[.D$40]" office:value-type="float" office:value="0.225" calcext:value-type="float">
            <text:p><text:s/>0.23 </text:p>
          </table:table-cell>
          <table:table-cell table:style-name="ce18" table:formula="of:=[.E37]/[.E$40]" office:value-type="float" office:value="0.46551724137931" calcext:value-type="float">
            <text:p><text:s/>0.47 </text:p>
          </table:table-cell>
          <table:table-cell table:style-name="ce18" table:formula="of:=[.F37]/[.F$40]" office:value-type="float" office:value="0.443661971830986" calcext:value-type="float">
            <text:p><text:s/>0.44 </text:p>
          </table:table-cell>
          <table:table-cell table:style-name="ce18" table:formula="of:=[.G37]/[.G$40]" office:value-type="float" office:value="0.46551724137931" calcext:value-type="float">
            <text:p><text:s/>0.47 </text:p>
          </table:table-cell>
          <table:table-cell table:style-name="ce18" table:formula="of:=[.H37]/[.H$40]" office:value-type="float" office:value="0.403846153846154" calcext:value-type="float">
            <text:p><text:s/>0.40 </text:p>
          </table:table-cell>
          <table:table-cell table:style-name="ce36" table:formula="of:=AVERAGE([.L37:.Q37])" office:value-type="float" office:value="0.411509974969178" calcext:value-type="float">
            <text:p>0.412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38]/[.C$40]" office:value-type="float" office:value="0.155172413793103" calcext:value-type="float">
            <text:p><text:s/>0.16 </text:p>
          </table:table-cell>
          <table:table-cell table:style-name="ce18" table:formula="of:=[.D38]/[.D$40]" office:value-type="float" office:value="0.225" calcext:value-type="float">
            <text:p><text:s/>0.23 </text:p>
          </table:table-cell>
          <table:table-cell table:style-name="ce18" table:formula="of:=[.E38]/[.E$40]" office:value-type="float" office:value="0.155172413793103" calcext:value-type="float">
            <text:p><text:s/>0.16 </text:p>
          </table:table-cell>
          <table:table-cell table:style-name="ce18" table:formula="of:=[.F38]/[.F$40]" office:value-type="float" office:value="0.147887323943662" calcext:value-type="float">
            <text:p><text:s/>0.15 </text:p>
          </table:table-cell>
          <table:table-cell table:style-name="ce18" table:formula="of:=[.G38]/[.G$40]" office:value-type="float" office:value="0.155172413793103" calcext:value-type="float">
            <text:p><text:s/>0.16 </text:p>
          </table:table-cell>
          <table:table-cell table:style-name="ce18" table:formula="of:=[.H38]/[.H$40]" office:value-type="float" office:value="0.173076923076923" calcext:value-type="float">
            <text:p><text:s/>0.17 </text:p>
          </table:table-cell>
          <table:table-cell table:style-name="ce36" table:formula="of:=AVERAGE([.L38:.Q38])" office:value-type="float" office:value="0.168580248066649" calcext:value-type="float">
            <text:p>0.16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39]/[.C$40]" office:value-type="float" office:value="0.0517241379310345" calcext:value-type="float">
            <text:p><text:s/>0.05 </text:p>
          </table:table-cell>
          <table:table-cell table:style-name="ce18" table:formula="of:=[.D39]/[.D$40]" office:value-type="float" office:value="0.075" calcext:value-type="float">
            <text:p><text:s/>0.08 </text:p>
          </table:table-cell>
          <table:table-cell table:style-name="ce18" table:formula="of:=[.E39]/[.E$40]" office:value-type="float" office:value="0.0517241379310345" calcext:value-type="float">
            <text:p><text:s/>0.05 </text:p>
          </table:table-cell>
          <table:table-cell table:style-name="ce18" table:formula="of:=[.F39]/[.F$40]" office:value-type="float" office:value="0.0633802816901408" calcext:value-type="float">
            <text:p><text:s/>0.06 </text:p>
          </table:table-cell>
          <table:table-cell table:style-name="ce18" table:formula="of:=[.G39]/[.G$40]" office:value-type="float" office:value="0.0517241379310345" calcext:value-type="float">
            <text:p><text:s/>0.05 </text:p>
          </table:table-cell>
          <table:table-cell table:style-name="ce18" table:formula="of:=[.H39]/[.H$40]" office:value-type="float" office:value="0.0576923076923077" calcext:value-type="float">
            <text:p><text:s/>0.06 </text:p>
          </table:table-cell>
          <table:table-cell table:style-name="ce36" table:formula="of:=AVERAGE([.L39:.Q39])" office:value-type="float" office:value="0.058540833862592" calcext:value-type="float">
            <text:p>0.059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34:.C39])" office:value-type="float" office:value="6.44444444444444" calcext:value-type="float">
            <text:p><text:s/>6.44 </text:p>
          </table:table-cell>
          <table:table-cell table:style-name="ce9" table:formula="of:=SUM([.D34:.D39])" office:value-type="float" office:value="40" calcext:value-type="float">
            <text:p><text:s/>40.00 </text:p>
          </table:table-cell>
          <table:table-cell table:style-name="ce9" table:formula="of:=SUM([.E34:.E39])" office:value-type="float" office:value="6.44444444444444" calcext:value-type="float">
            <text:p><text:s/>6.44 </text:p>
          </table:table-cell>
          <table:table-cell table:style-name="ce9" table:formula="of:=SUM([.F34:.F39])" office:value-type="float" office:value="2.25396825396825" calcext:value-type="float">
            <text:p><text:s/>2.25 </text:p>
          </table:table-cell>
          <table:table-cell table:style-name="ce9" table:formula="of:=SUM([.G34:.G39])" office:value-type="float" office:value="6.44444444444444" calcext:value-type="float">
            <text:p><text:s/>6.44 </text:p>
          </table:table-cell>
          <table:table-cell table:style-name="ce9" table:formula="of:=SUM([.H34:.H39])" office:value-type="float" office:value="17.3333333333333" calcext:value-type="float">
            <text:p><text:s/>17.33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34:.L39])" office:value-type="float" office:value="1" calcext:value-type="float">
            <text:p><text:s/>1.00 </text:p>
          </table:table-cell>
          <table:table-cell table:style-name="ce9" table:formula="of:=SUM([.M34:.M39])" office:value-type="float" office:value="1" calcext:value-type="float">
            <text:p><text:s/>1.00 </text:p>
          </table:table-cell>
          <table:table-cell table:style-name="ce9" table:formula="of:=SUM([.N34:.N39])" office:value-type="float" office:value="1" calcext:value-type="float">
            <text:p><text:s/>1.00 </text:p>
          </table:table-cell>
          <table:table-cell table:style-name="ce9" table:formula="of:=SUM([.O34:.O39])" office:value-type="float" office:value="1" calcext:value-type="float">
            <text:p><text:s/>1.00 </text:p>
          </table:table-cell>
          <table:table-cell table:style-name="ce9" table:formula="of:=SUM([.P34:.P39])" office:value-type="float" office:value="1" calcext:value-type="float">
            <text:p><text:s/>1.00 </text:p>
          </table:table-cell>
          <table:table-cell table:style-name="ce9" table:formula="of:=SUM([.Q34:.Q39])" office:value-type="float" office:value="1" calcext:value-type="float">
            <text:p><text:s/>1.00 </text:p>
          </table:table-cell>
          <table:table-cell table:formula="of:=SUM([.R34:.R39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wyglad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46]/[.C$52]" office:value-type="float" office:value="0.0520833333333333" calcext:value-type="float">
            <text:p><text:s/>0.05 </text:p>
          </table:table-cell>
          <table:table-cell table:style-name="ce18" table:formula="of:=[.D46]/[.D$52]" office:value-type="float" office:value="0.138888888888889" calcext:value-type="float">
            <text:p><text:s/>0.14 </text:p>
          </table:table-cell>
          <table:table-cell table:style-name="ce18" table:formula="of:=[.E46]/[.E$52]" office:value-type="float" office:value="0.0921052631578947" calcext:value-type="float">
            <text:p><text:s/>0.09 </text:p>
          </table:table-cell>
          <table:table-cell table:style-name="ce18" table:formula="of:=[.F46]/[.F$52]" office:value-type="float" office:value="0.0921052631578947" calcext:value-type="float">
            <text:p><text:s/>0.09 </text:p>
          </table:table-cell>
          <table:table-cell table:style-name="ce18" table:formula="of:=[.G46]/[.G$52]" office:value-type="float" office:value="0.005" calcext:value-type="float">
            <text:p><text:s/>0.01 </text:p>
          </table:table-cell>
          <table:table-cell table:style-name="ce18" table:formula="of:=[.H46]/[.H$52]" office:value-type="float" office:value="0.0921052631578947" calcext:value-type="float">
            <text:p><text:s/>0.09 </text:p>
          </table:table-cell>
          <table:table-cell table:style-name="ce36" table:formula="of:=AVERAGE([.L46:.Q46])" office:value-type="float" office:value="0.0787146686159844" calcext:value-type="float">
            <text:p>0.07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47]/[.C$52]" office:value-type="float" office:value="0.0104166666666667" calcext:value-type="float">
            <text:p><text:s/>0.01 </text:p>
          </table:table-cell>
          <table:table-cell table:style-name="ce18" table:formula="of:=[.D47]/[.D$52]" office:value-type="float" office:value="0.0277777777777778" calcext:value-type="float">
            <text:p><text:s/>0.03 </text:p>
          </table:table-cell>
          <table:table-cell table:style-name="ce18" table:formula="of:=[.E47]/[.E$52]" office:value-type="float" office:value="0.0394736842105263" calcext:value-type="float">
            <text:p><text:s/>0.04 </text:p>
          </table:table-cell>
          <table:table-cell table:style-name="ce18" table:formula="of:=[.F47]/[.F$52]" office:value-type="float" office:value="0.0394736842105263" calcext:value-type="float">
            <text:p><text:s/>0.04 </text:p>
          </table:table-cell>
          <table:table-cell table:style-name="ce18" table:formula="of:=[.G47]/[.G$52]" office:value-type="float" office:value="0.005" calcext:value-type="float">
            <text:p><text:s/>0.01 </text:p>
          </table:table-cell>
          <table:table-cell table:style-name="ce18" table:formula="of:=[.H47]/[.H$52]" office:value-type="float" office:value="0.0394736842105263" calcext:value-type="float">
            <text:p><text:s/>0.04 </text:p>
          </table:table-cell>
          <table:table-cell table:style-name="ce36" table:formula="of:=AVERAGE([.L47:.Q47])" office:value-type="float" office:value="0.0269359161793372" calcext:value-type="float">
            <text:p>0.027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48]/[.C$52]" office:value-type="float" office:value="0.15625" calcext:value-type="float">
            <text:p><text:s/>0.16 </text:p>
          </table:table-cell>
          <table:table-cell table:style-name="ce18" table:formula="of:=[.D48]/[.D$52]" office:value-type="float" office:value="0.194444444444444" calcext:value-type="float">
            <text:p><text:s/>0.19 </text:p>
          </table:table-cell>
          <table:table-cell table:style-name="ce18" table:formula="of:=[.E48]/[.E$52]" office:value-type="float" office:value="0.276315789473684" calcext:value-type="float">
            <text:p><text:s/>0.28 </text:p>
          </table:table-cell>
          <table:table-cell table:style-name="ce18" table:formula="of:=[.F48]/[.F$52]" office:value-type="float" office:value="0.276315789473684" calcext:value-type="float">
            <text:p><text:s/>0.28 </text:p>
          </table:table-cell>
          <table:table-cell table:style-name="ce18" table:formula="of:=[.G48]/[.G$52]" office:value-type="float" office:value="0.315" calcext:value-type="float">
            <text:p><text:s/>0.32 </text:p>
          </table:table-cell>
          <table:table-cell table:style-name="ce18" table:formula="of:=[.H48]/[.H$52]" office:value-type="float" office:value="0.276315789473684" calcext:value-type="float">
            <text:p><text:s/>0.28 </text:p>
          </table:table-cell>
          <table:table-cell table:style-name="ce36" table:formula="of:=AVERAGE([.L48:.Q48])" office:value-type="float" office:value="0.249106968810916" calcext:value-type="float">
            <text:p>0.24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49]/[.C$52]" office:value-type="float" office:value="0.15625" calcext:value-type="float">
            <text:p><text:s/>0.16 </text:p>
          </table:table-cell>
          <table:table-cell table:style-name="ce18" table:formula="of:=[.D49]/[.D$52]" office:value-type="float" office:value="0.194444444444444" calcext:value-type="float">
            <text:p><text:s/>0.19 </text:p>
          </table:table-cell>
          <table:table-cell table:style-name="ce18" table:formula="of:=[.E49]/[.E$52]" office:value-type="float" office:value="0.276315789473684" calcext:value-type="float">
            <text:p><text:s/>0.28 </text:p>
          </table:table-cell>
          <table:table-cell table:style-name="ce18" table:formula="of:=[.F49]/[.F$52]" office:value-type="float" office:value="0.276315789473684" calcext:value-type="float">
            <text:p><text:s/>0.28 </text:p>
          </table:table-cell>
          <table:table-cell table:style-name="ce18" table:formula="of:=[.G49]/[.G$52]" office:value-type="float" office:value="0.315" calcext:value-type="float">
            <text:p><text:s/>0.32 </text:p>
          </table:table-cell>
          <table:table-cell table:style-name="ce18" table:formula="of:=[.H49]/[.H$52]" office:value-type="float" office:value="0.276315789473684" calcext:value-type="float">
            <text:p><text:s/>0.28 </text:p>
          </table:table-cell>
          <table:table-cell table:style-name="ce36" table:formula="of:=AVERAGE([.L49:.Q49])" office:value-type="float" office:value="0.249106968810916" calcext:value-type="float">
            <text:p>0.24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number-columns-repeated="2" table:style-name="ce18" office:value-type="float" office:value="9" calcext:value-type="float">
            <text:p><text:s/>9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50]/[.C$52]" office:value-type="float" office:value="0.46875" calcext:value-type="float">
            <text:p><text:s/>0.47 </text:p>
          </table:table-cell>
          <table:table-cell table:style-name="ce18" table:formula="of:=[.D50]/[.D$52]" office:value-type="float" office:value="0.25" calcext:value-type="float">
            <text:p><text:s/>0.25 </text:p>
          </table:table-cell>
          <table:table-cell table:style-name="ce18" table:formula="of:=[.E50]/[.E$52]" office:value-type="float" office:value="0.0394736842105263" calcext:value-type="float">
            <text:p><text:s/>0.04 </text:p>
          </table:table-cell>
          <table:table-cell table:style-name="ce18" table:formula="of:=[.F50]/[.F$52]" office:value-type="float" office:value="0.0394736842105263" calcext:value-type="float">
            <text:p><text:s/>0.04 </text:p>
          </table:table-cell>
          <table:table-cell table:style-name="ce18" table:formula="of:=[.G50]/[.G$52]" office:value-type="float" office:value="0.045" calcext:value-type="float">
            <text:p><text:s/>0.05 </text:p>
          </table:table-cell>
          <table:table-cell table:style-name="ce18" table:formula="of:=[.H50]/[.H$52]" office:value-type="float" office:value="0.0394736842105263" calcext:value-type="float">
            <text:p><text:s/>0.04 </text:p>
          </table:table-cell>
          <table:table-cell table:style-name="ce36" table:formula="of:=AVERAGE([.L50:.Q50])" office:value-type="float" office:value="0.14702850877193" calcext:value-type="float">
            <text:p>0.147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51]/[.C$52]" office:value-type="float" office:value="0.15625" calcext:value-type="float">
            <text:p><text:s/>0.16 </text:p>
          </table:table-cell>
          <table:table-cell table:style-name="ce18" table:formula="of:=[.D51]/[.D$52]" office:value-type="float" office:value="0.194444444444444" calcext:value-type="float">
            <text:p><text:s/>0.19 </text:p>
          </table:table-cell>
          <table:table-cell table:style-name="ce18" table:formula="of:=[.E51]/[.E$52]" office:value-type="float" office:value="0.276315789473684" calcext:value-type="float">
            <text:p><text:s/>0.28 </text:p>
          </table:table-cell>
          <table:table-cell table:style-name="ce18" table:formula="of:=[.F51]/[.F$52]" office:value-type="float" office:value="0.276315789473684" calcext:value-type="float">
            <text:p><text:s/>0.28 </text:p>
          </table:table-cell>
          <table:table-cell table:style-name="ce18" table:formula="of:=[.G51]/[.G$52]" office:value-type="float" office:value="0.315" calcext:value-type="float">
            <text:p><text:s/>0.32 </text:p>
          </table:table-cell>
          <table:table-cell table:style-name="ce18" table:formula="of:=[.H51]/[.H$52]" office:value-type="float" office:value="0.276315789473684" calcext:value-type="float">
            <text:p><text:s/>0.28 </text:p>
          </table:table-cell>
          <table:table-cell table:style-name="ce36" table:formula="of:=AVERAGE([.L51:.Q51])" office:value-type="float" office:value="0.249106968810916" calcext:value-type="float">
            <text:p>0.249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46:.C51])" office:value-type="float" office:value="19.2" calcext:value-type="float">
            <text:p><text:s/>19.20 </text:p>
          </table:table-cell>
          <table:table-cell table:style-name="ce9" table:formula="of:=SUM([.D46:.D51])" office:value-type="float" office:value="36" calcext:value-type="float">
            <text:p><text:s/>36.00 </text:p>
          </table:table-cell>
          <table:table-cell table:style-name="ce9" table:formula="of:=SUM([.E46:.E51])" office:value-type="float" office:value="3.61904761904762" calcext:value-type="float">
            <text:p><text:s/>3.62 </text:p>
          </table:table-cell>
          <table:table-cell table:style-name="ce9" table:formula="of:=SUM([.F46:.F51])" office:value-type="float" office:value="3.61904761904762" calcext:value-type="float">
            <text:p><text:s/>3.62 </text:p>
          </table:table-cell>
          <table:table-cell table:style-name="ce9" table:formula="of:=SUM([.G46:.G51])" office:value-type="float" office:value="22.2222222222222" calcext:value-type="float">
            <text:p><text:s/>22.22 </text:p>
          </table:table-cell>
          <table:table-cell table:style-name="ce9" table:formula="of:=SUM([.H46:.H51])" office:value-type="float" office:value="3.61904761904762" calcext:value-type="float">
            <text:p><text:s/>3.62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18" table:formula="of:=[.C52]/[.C$52]" office:value-type="float" office:value="1" calcext:value-type="float">
            <text:p><text:s/>1.00 </text:p>
          </table:table-cell>
          <table:table-cell table:style-name="ce18" table:formula="of:=[.D52]/[.D$52]" office:value-type="float" office:value="1" calcext:value-type="float">
            <text:p><text:s/>1.00 </text:p>
          </table:table-cell>
          <table:table-cell table:style-name="ce18" table:formula="of:=[.E52]/[.E$52]" office:value-type="float" office:value="1" calcext:value-type="float">
            <text:p><text:s/>1.00 </text:p>
          </table:table-cell>
          <table:table-cell table:style-name="ce18" table:formula="of:=[.F52]/[.F$52]" office:value-type="float" office:value="1" calcext:value-type="float">
            <text:p><text:s/>1.00 </text:p>
          </table:table-cell>
          <table:table-cell table:style-name="ce18" table:formula="of:=[.G52]/[.G$52]" office:value-type="float" office:value="1" calcext:value-type="float">
            <text:p><text:s/>1.00 </text:p>
          </table:table-cell>
          <table:table-cell table:style-name="ce18" table:formula="of:=[.H52]/[.H$52]" office:value-type="float" office:value="1" calcext:value-type="float">
            <text:p><text:s/>1.00 </text:p>
          </table:table-cell>
          <table:table-cell table:formula="of:=SUM([.R46:.R51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funkcjonalnosc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4"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58]/[.C$64]" office:value-type="float" office:value="0.125" calcext:value-type="float">
            <text:p><text:s/>0.13 </text:p>
          </table:table-cell>
          <table:table-cell table:style-name="ce18" table:formula="of:=[.D58]/[.D$64]" office:value-type="float" office:value="0.0217391304347826" calcext:value-type="float">
            <text:p><text:s/>0.02 </text:p>
          </table:table-cell>
          <table:table-cell table:style-name="ce18" table:formula="of:=[.E58]/[.E$64]" office:value-type="float" office:value="0.1875" calcext:value-type="float">
            <text:p><text:s/>0.19 </text:p>
          </table:table-cell>
          <table:table-cell table:style-name="ce18" table:formula="of:=[.F58]/[.F$64]" office:value-type="float" office:value="0.1875" calcext:value-type="float">
            <text:p><text:s/>0.19 </text:p>
          </table:table-cell>
          <table:table-cell table:style-name="ce18" table:formula="of:=[.G58]/[.G$64]" office:value-type="float" office:value="0.1875" calcext:value-type="float">
            <text:p><text:s/>0.19 </text:p>
          </table:table-cell>
          <table:table-cell table:style-name="ce18" table:formula="of:=[.H58]/[.H$64]" office:value-type="float" office:value="0.192307692307692" calcext:value-type="float">
            <text:p><text:s/>0.19 </text:p>
          </table:table-cell>
          <table:table-cell table:style-name="ce36" table:formula="of:=AVERAGE([.L58:.Q58])" office:value-type="float" office:value="0.150257803790412" calcext:value-type="float">
            <text:p>0.150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59]/[.C$64]" office:value-type="float" office:value="0.375" calcext:value-type="float">
            <text:p><text:s/>0.38 </text:p>
          </table:table-cell>
          <table:table-cell table:style-name="ce18" table:formula="of:=[.D59]/[.D$64]" office:value-type="float" office:value="0.0652173913043478" calcext:value-type="float">
            <text:p><text:s/>0.07 </text:p>
          </table:table-cell>
          <table:table-cell table:style-name="ce18" table:formula="of:=[.E59]/[.E$64]" office:value-type="float" office:value="0.0625" calcext:value-type="float">
            <text:p><text:s/>0.06 </text:p>
          </table:table-cell>
          <table:table-cell table:style-name="ce18" table:formula="of:=[.F59]/[.F$64]" office:value-type="float" office:value="0.0625" calcext:value-type="float">
            <text:p><text:s/>0.06 </text:p>
          </table:table-cell>
          <table:table-cell table:style-name="ce18" table:formula="of:=[.G59]/[.G$64]" office:value-type="float" office:value="0.0625" calcext:value-type="float">
            <text:p><text:s/>0.06 </text:p>
          </table:table-cell>
          <table:table-cell table:style-name="ce18" table:formula="of:=[.H59]/[.H$64]" office:value-type="float" office:value="0.0384615384615385" calcext:value-type="float">
            <text:p><text:s/>0.04 </text:p>
          </table:table-cell>
          <table:table-cell table:style-name="ce36" table:formula="of:=AVERAGE([.L59:.Q59])" office:value-type="float" office:value="0.111029821627648" calcext:value-type="float">
            <text:p>0.111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4"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60]/[.C$64]" office:value-type="float" office:value="0.125" calcext:value-type="float">
            <text:p><text:s/>0.13 </text:p>
          </table:table-cell>
          <table:table-cell table:style-name="ce18" table:formula="of:=[.D60]/[.D$64]" office:value-type="float" office:value="0.195652173913043" calcext:value-type="float">
            <text:p><text:s/>0.20 </text:p>
          </table:table-cell>
          <table:table-cell table:style-name="ce18" table:formula="of:=[.E60]/[.E$64]" office:value-type="float" office:value="0.1875" calcext:value-type="float">
            <text:p><text:s/>0.19 </text:p>
          </table:table-cell>
          <table:table-cell table:style-name="ce18" table:formula="of:=[.F60]/[.F$64]" office:value-type="float" office:value="0.1875" calcext:value-type="float">
            <text:p><text:s/>0.19 </text:p>
          </table:table-cell>
          <table:table-cell table:style-name="ce18" table:formula="of:=[.G60]/[.G$64]" office:value-type="float" office:value="0.1875" calcext:value-type="float">
            <text:p><text:s/>0.19 </text:p>
          </table:table-cell>
          <table:table-cell table:style-name="ce18" table:formula="of:=[.H60]/[.H$64]" office:value-type="float" office:value="0.192307692307692" calcext:value-type="float">
            <text:p><text:s/>0.19 </text:p>
          </table:table-cell>
          <table:table-cell table:style-name="ce36" table:formula="of:=AVERAGE([.L60:.Q60])" office:value-type="float" office:value="0.179243311036789" calcext:value-type="float">
            <text:p>0.17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4"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61]/[.C$64]" office:value-type="float" office:value="0.125" calcext:value-type="float">
            <text:p><text:s/>0.13 </text:p>
          </table:table-cell>
          <table:table-cell table:style-name="ce18" table:formula="of:=[.D61]/[.D$64]" office:value-type="float" office:value="0.195652173913043" calcext:value-type="float">
            <text:p><text:s/>0.20 </text:p>
          </table:table-cell>
          <table:table-cell table:style-name="ce18" table:formula="of:=[.E61]/[.E$64]" office:value-type="float" office:value="0.1875" calcext:value-type="float">
            <text:p><text:s/>0.19 </text:p>
          </table:table-cell>
          <table:table-cell table:style-name="ce18" table:formula="of:=[.F61]/[.F$64]" office:value-type="float" office:value="0.1875" calcext:value-type="float">
            <text:p><text:s/>0.19 </text:p>
          </table:table-cell>
          <table:table-cell table:style-name="ce18" table:formula="of:=[.G61]/[.G$64]" office:value-type="float" office:value="0.1875" calcext:value-type="float">
            <text:p><text:s/>0.19 </text:p>
          </table:table-cell>
          <table:table-cell table:style-name="ce18" table:formula="of:=[.H61]/[.H$64]" office:value-type="float" office:value="0.192307692307692" calcext:value-type="float">
            <text:p><text:s/>0.19 </text:p>
          </table:table-cell>
          <table:table-cell table:style-name="ce36" table:formula="of:=AVERAGE([.L61:.Q61])" office:value-type="float" office:value="0.179243311036789" calcext:value-type="float">
            <text:p>0.17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4"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62]/[.C$64]" office:value-type="float" office:value="0.125" calcext:value-type="float">
            <text:p><text:s/>0.13 </text:p>
          </table:table-cell>
          <table:table-cell table:style-name="ce18" table:formula="of:=[.D62]/[.D$64]" office:value-type="float" office:value="0.195652173913043" calcext:value-type="float">
            <text:p><text:s/>0.20 </text:p>
          </table:table-cell>
          <table:table-cell table:style-name="ce18" table:formula="of:=[.E62]/[.E$64]" office:value-type="float" office:value="0.1875" calcext:value-type="float">
            <text:p><text:s/>0.19 </text:p>
          </table:table-cell>
          <table:table-cell table:style-name="ce18" table:formula="of:=[.F62]/[.F$64]" office:value-type="float" office:value="0.1875" calcext:value-type="float">
            <text:p><text:s/>0.19 </text:p>
          </table:table-cell>
          <table:table-cell table:style-name="ce18" table:formula="of:=[.G62]/[.G$64]" office:value-type="float" office:value="0.1875" calcext:value-type="float">
            <text:p><text:s/>0.19 </text:p>
          </table:table-cell>
          <table:table-cell table:style-name="ce18" table:formula="of:=[.H62]/[.H$64]" office:value-type="float" office:value="0.192307692307692" calcext:value-type="float">
            <text:p><text:s/>0.19 </text:p>
          </table:table-cell>
          <table:table-cell table:style-name="ce36" table:formula="of:=AVERAGE([.L62:.Q62])" office:value-type="float" office:value="0.179243311036789" calcext:value-type="float">
            <text:p>0.17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number-columns-repeated="4"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63]/[.C$64]" office:value-type="float" office:value="0.125" calcext:value-type="float">
            <text:p><text:s/>0.13 </text:p>
          </table:table-cell>
          <table:table-cell table:style-name="ce18" table:formula="of:=[.D63]/[.D$64]" office:value-type="float" office:value="0.326086956521739" calcext:value-type="float">
            <text:p><text:s/>0.33 </text:p>
          </table:table-cell>
          <table:table-cell table:style-name="ce18" table:formula="of:=[.E63]/[.E$64]" office:value-type="float" office:value="0.1875" calcext:value-type="float">
            <text:p><text:s/>0.19 </text:p>
          </table:table-cell>
          <table:table-cell table:style-name="ce18" table:formula="of:=[.F63]/[.F$64]" office:value-type="float" office:value="0.1875" calcext:value-type="float">
            <text:p><text:s/>0.19 </text:p>
          </table:table-cell>
          <table:table-cell table:style-name="ce18" table:formula="of:=[.G63]/[.G$64]" office:value-type="float" office:value="0.1875" calcext:value-type="float">
            <text:p><text:s/>0.19 </text:p>
          </table:table-cell>
          <table:table-cell table:style-name="ce18" table:formula="of:=[.H63]/[.H$64]" office:value-type="float" office:value="0.192307692307692" calcext:value-type="float">
            <text:p><text:s/>0.19 </text:p>
          </table:table-cell>
          <table:table-cell table:style-name="ce36" table:formula="of:=AVERAGE([.L63:.Q63])" office:value-type="float" office:value="0.200982441471572" calcext:value-type="float">
            <text:p>0.201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58:.C63])" office:value-type="float" office:value="8" calcext:value-type="float">
            <text:p><text:s/>8.00 </text:p>
          </table:table-cell>
          <table:table-cell table:style-name="ce9" table:formula="of:=SUM([.D58:.D63])" office:value-type="float" office:value="15.3333333333333" calcext:value-type="float">
            <text:p><text:s/>15.33 </text:p>
          </table:table-cell>
          <table:table-cell table:style-name="ce9" table:formula="of:=SUM([.E58:.E63])" office:value-type="float" office:value="5.33333333333333" calcext:value-type="float">
            <text:p><text:s/>5.33 </text:p>
          </table:table-cell>
          <table:table-cell table:style-name="ce9" table:formula="of:=SUM([.F58:.F63])" office:value-type="float" office:value="5.33333333333333" calcext:value-type="float">
            <text:p><text:s/>5.33 </text:p>
          </table:table-cell>
          <table:table-cell table:style-name="ce9" table:formula="of:=SUM([.G58:.G63])" office:value-type="float" office:value="5.33333333333333" calcext:value-type="float">
            <text:p><text:s/>5.33 </text:p>
          </table:table-cell>
          <table:table-cell table:style-name="ce9" table:formula="of:=SUM([.H58:.H63])" office:value-type="float" office:value="5.2" calcext:value-type="float">
            <text:p><text:s/>5.20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58:.L63])" office:value-type="float" office:value="1" calcext:value-type="float">
            <text:p><text:s/>1.00 </text:p>
          </table:table-cell>
          <table:table-cell table:style-name="ce9" table:formula="of:=SUM([.M58:.M63])" office:value-type="float" office:value="1" calcext:value-type="float">
            <text:p><text:s/>1.00 </text:p>
          </table:table-cell>
          <table:table-cell table:style-name="ce9" table:formula="of:=SUM([.N58:.N63])" office:value-type="float" office:value="1" calcext:value-type="float">
            <text:p><text:s/>1.00 </text:p>
          </table:table-cell>
          <table:table-cell table:style-name="ce9" table:formula="of:=SUM([.O58:.O63])" office:value-type="float" office:value="1" calcext:value-type="float">
            <text:p><text:s/>1.00 </text:p>
          </table:table-cell>
          <table:table-cell table:style-name="ce9" table:formula="of:=SUM([.P58:.P63])" office:value-type="float" office:value="1" calcext:value-type="float">
            <text:p><text:s/>1.00 </text:p>
          </table:table-cell>
          <table:table-cell table:style-name="ce9" table:formula="of:=SUM([.Q58:.Q63])" office:value-type="float" office:value="1" calcext:value-type="float">
            <text:p><text:s/>1.00 </text:p>
          </table:table-cell>
          <table:table-cell table:formula="of:=SUM([.R58:.R63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dodatki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70]/[.C$76]" office:value-type="float" office:value="0.0757575757575758" calcext:value-type="float">
            <text:p><text:s/>0.08 </text:p>
          </table:table-cell>
          <table:table-cell table:style-name="ce18" table:formula="of:=[.D70]/[.D$76]" office:value-type="float" office:value="0.147058823529412" calcext:value-type="float">
            <text:p><text:s/>0.15 </text:p>
          </table:table-cell>
          <table:table-cell table:style-name="ce18" table:formula="of:=[.E70]/[.E$76]" office:value-type="float" office:value="0.0918367346938776" calcext:value-type="float">
            <text:p><text:s/>0.09 </text:p>
          </table:table-cell>
          <table:table-cell table:style-name="ce18" table:formula="of:=[.F70]/[.F$76]" office:value-type="float" office:value="0.0573770491803279" calcext:value-type="float">
            <text:p><text:s/>0.06 </text:p>
          </table:table-cell>
          <table:table-cell table:style-name="ce18" table:formula="of:=[.G70]/[.G$76]" office:value-type="float" office:value="0.0757575757575758" calcext:value-type="float">
            <text:p><text:s/>0.08 </text:p>
          </table:table-cell>
          <table:table-cell table:style-name="ce18" table:formula="of:=[.H70]/[.H$76]" office:value-type="float" office:value="0.0573770491803279" calcext:value-type="float">
            <text:p><text:s/>0.06 </text:p>
          </table:table-cell>
          <table:table-cell table:style-name="ce36" table:formula="of:=AVERAGE([.L70:.Q70])" office:value-type="float" office:value="0.0841941346831828" calcext:value-type="float">
            <text:p>0.084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71]/[.C$76]" office:value-type="float" office:value="0.0151515151515152" calcext:value-type="float">
            <text:p><text:s/>0.02 </text:p>
          </table:table-cell>
          <table:table-cell table:style-name="ce18" table:formula="of:=[.D71]/[.D$76]" office:value-type="float" office:value="0.0294117647058823" calcext:value-type="float">
            <text:p><text:s/>0.03 </text:p>
          </table:table-cell>
          <table:table-cell table:style-name="ce18" table:formula="of:=[.E71]/[.E$76]" office:value-type="float" office:value="0.0510204081632653" calcext:value-type="float">
            <text:p><text:s/>0.05 </text:p>
          </table:table-cell>
          <table:table-cell table:style-name="ce18" table:formula="of:=[.F71]/[.F$76]" office:value-type="float" office:value="0.0245901639344262" calcext:value-type="float">
            <text:p><text:s/>0.02 </text:p>
          </table:table-cell>
          <table:table-cell table:style-name="ce18" table:formula="of:=[.G71]/[.G$76]" office:value-type="float" office:value="0.0151515151515152" calcext:value-type="float">
            <text:p><text:s/>0.02 </text:p>
          </table:table-cell>
          <table:table-cell table:style-name="ce18" table:formula="of:=[.H71]/[.H$76]" office:value-type="float" office:value="0.0245901639344262" calcext:value-type="float">
            <text:p><text:s/>0.02 </text:p>
          </table:table-cell>
          <table:table-cell table:style-name="ce36" table:formula="of:=AVERAGE([.L71:.Q71])" office:value-type="float" office:value="0.0266525885068384" calcext:value-type="float">
            <text:p>0.027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72]/[.C$76]" office:value-type="float" office:value="0.378787878787879" calcext:value-type="float">
            <text:p><text:s/>0.38 </text:p>
          </table:table-cell>
          <table:table-cell table:style-name="ce18" table:formula="of:=[.D72]/[.D$76]" office:value-type="float" office:value="0.264705882352941" calcext:value-type="float">
            <text:p><text:s/>0.26 </text:p>
          </table:table-cell>
          <table:table-cell table:style-name="ce18" table:formula="of:=[.E72]/[.E$76]" office:value-type="float" office:value="0.459183673469388" calcext:value-type="float">
            <text:p><text:s/>0.46 </text:p>
          </table:table-cell>
          <table:table-cell table:style-name="ce18" table:formula="of:=[.F72]/[.F$76]" office:value-type="float" office:value="0.516393442622951" calcext:value-type="float">
            <text:p><text:s/>0.52 </text:p>
          </table:table-cell>
          <table:table-cell table:style-name="ce18" table:formula="of:=[.G72]/[.G$76]" office:value-type="float" office:value="0.378787878787879" calcext:value-type="float">
            <text:p><text:s/>0.38 </text:p>
          </table:table-cell>
          <table:table-cell table:style-name="ce18" table:formula="of:=[.H72]/[.H$76]" office:value-type="float" office:value="0.516393442622951" calcext:value-type="float">
            <text:p><text:s/>0.52 </text:p>
          </table:table-cell>
          <table:table-cell table:style-name="ce36" table:formula="of:=AVERAGE([.L72:.Q72])" office:value-type="float" office:value="0.419042033107331" calcext:value-type="float">
            <text:p>0.41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73]/[.C$76]" office:value-type="float" office:value="0.227272727272727" calcext:value-type="float">
            <text:p><text:s/>0.23 </text:p>
          </table:table-cell>
          <table:table-cell table:style-name="ce18" table:formula="of:=[.D73]/[.D$76]" office:value-type="float" office:value="0.205882352941176" calcext:value-type="float">
            <text:p><text:s/>0.21 </text:p>
          </table:table-cell>
          <table:table-cell table:style-name="ce18" table:formula="of:=[.E73]/[.E$76]" office:value-type="float" office:value="0.153061224489796" calcext:value-type="float">
            <text:p><text:s/>0.15 </text:p>
          </table:table-cell>
          <table:table-cell table:style-name="ce18" table:formula="of:=[.F73]/[.F$76]" office:value-type="float" office:value="0.172131147540984" calcext:value-type="float">
            <text:p><text:s/>0.17 </text:p>
          </table:table-cell>
          <table:table-cell table:style-name="ce18" table:formula="of:=[.G73]/[.G$76]" office:value-type="float" office:value="0.227272727272727" calcext:value-type="float">
            <text:p><text:s/>0.23 </text:p>
          </table:table-cell>
          <table:table-cell table:style-name="ce18" table:formula="of:=[.H73]/[.H$76]" office:value-type="float" office:value="0.172131147540984" calcext:value-type="float">
            <text:p><text:s/>0.17 </text:p>
          </table:table-cell>
          <table:table-cell table:style-name="ce36" table:formula="of:=AVERAGE([.L73:.Q73])" office:value-type="float" office:value="0.192958554509732" calcext:value-type="float">
            <text:p>0.193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74]/[.C$76]" office:value-type="float" office:value="0.0757575757575758" calcext:value-type="float">
            <text:p><text:s/>0.08 </text:p>
          </table:table-cell>
          <table:table-cell table:style-name="ce18" table:formula="of:=[.D74]/[.D$76]" office:value-type="float" office:value="0.147058823529412" calcext:value-type="float">
            <text:p><text:s/>0.15 </text:p>
          </table:table-cell>
          <table:table-cell table:style-name="ce18" table:formula="of:=[.E74]/[.E$76]" office:value-type="float" office:value="0.0918367346938776" calcext:value-type="float">
            <text:p><text:s/>0.09 </text:p>
          </table:table-cell>
          <table:table-cell table:style-name="ce18" table:formula="of:=[.F74]/[.F$76]" office:value-type="float" office:value="0.0573770491803279" calcext:value-type="float">
            <text:p><text:s/>0.06 </text:p>
          </table:table-cell>
          <table:table-cell table:style-name="ce18" table:formula="of:=[.G74]/[.G$76]" office:value-type="float" office:value="0.0757575757575758" calcext:value-type="float">
            <text:p><text:s/>0.08 </text:p>
          </table:table-cell>
          <table:table-cell table:style-name="ce18" table:formula="of:=[.H74]/[.H$76]" office:value-type="float" office:value="0.0573770491803279" calcext:value-type="float">
            <text:p><text:s/>0.06 </text:p>
          </table:table-cell>
          <table:table-cell table:style-name="ce36" table:formula="of:=AVERAGE([.L74:.Q74])" office:value-type="float" office:value="0.0841941346831828" calcext:value-type="float">
            <text:p>0.084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75]/[.C$76]" office:value-type="float" office:value="0.227272727272727" calcext:value-type="float">
            <text:p><text:s/>0.23 </text:p>
          </table:table-cell>
          <table:table-cell table:style-name="ce18" table:formula="of:=[.D75]/[.D$76]" office:value-type="float" office:value="0.205882352941176" calcext:value-type="float">
            <text:p><text:s/>0.21 </text:p>
          </table:table-cell>
          <table:table-cell table:style-name="ce18" table:formula="of:=[.E75]/[.E$76]" office:value-type="float" office:value="0.153061224489796" calcext:value-type="float">
            <text:p><text:s/>0.15 </text:p>
          </table:table-cell>
          <table:table-cell table:style-name="ce18" table:formula="of:=[.F75]/[.F$76]" office:value-type="float" office:value="0.172131147540984" calcext:value-type="float">
            <text:p><text:s/>0.17 </text:p>
          </table:table-cell>
          <table:table-cell table:style-name="ce18" table:formula="of:=[.G75]/[.G$76]" office:value-type="float" office:value="0.227272727272727" calcext:value-type="float">
            <text:p><text:s/>0.23 </text:p>
          </table:table-cell>
          <table:table-cell table:style-name="ce18" table:formula="of:=[.H75]/[.H$76]" office:value-type="float" office:value="0.172131147540984" calcext:value-type="float">
            <text:p><text:s/>0.17 </text:p>
          </table:table-cell>
          <table:table-cell table:style-name="ce36" table:formula="of:=AVERAGE([.L75:.Q75])" office:value-type="float" office:value="0.192958554509732" calcext:value-type="float">
            <text:p>0.193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70:.C75])" office:value-type="float" office:value="13.2" calcext:value-type="float">
            <text:p><text:s/>13.20 </text:p>
          </table:table-cell>
          <table:table-cell table:style-name="ce9" table:formula="of:=SUM([.D70:.D75])" office:value-type="float" office:value="34" calcext:value-type="float">
            <text:p><text:s/>34.00 </text:p>
          </table:table-cell>
          <table:table-cell table:style-name="ce9" table:formula="of:=SUM([.E70:.E75])" office:value-type="float" office:value="2.17777777777778" calcext:value-type="float">
            <text:p><text:s/>2.18 </text:p>
          </table:table-cell>
          <table:table-cell table:style-name="ce9" table:formula="of:=SUM([.F70:.F75])" office:value-type="float" office:value="5.80952380952381" calcext:value-type="float">
            <text:p><text:s/>5.81 </text:p>
          </table:table-cell>
          <table:table-cell table:style-name="ce9" table:formula="of:=SUM([.G70:.G75])" office:value-type="float" office:value="13.2" calcext:value-type="float">
            <text:p><text:s/>13.20 </text:p>
          </table:table-cell>
          <table:table-cell table:style-name="ce9" table:formula="of:=SUM([.H70:.H75])" office:value-type="float" office:value="5.80952380952381" calcext:value-type="float">
            <text:p><text:s/>5.81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70:.L75])" office:value-type="float" office:value="1" calcext:value-type="float">
            <text:p><text:s/>1.00 </text:p>
          </table:table-cell>
          <table:table-cell table:style-name="ce9" table:formula="of:=SUM([.M70:.M75])" office:value-type="float" office:value="1" calcext:value-type="float">
            <text:p><text:s/>1.00 </text:p>
          </table:table-cell>
          <table:table-cell table:style-name="ce9" table:formula="of:=SUM([.N70:.N75])" office:value-type="float" office:value="1" calcext:value-type="float">
            <text:p><text:s/>1.00 </text:p>
          </table:table-cell>
          <table:table-cell table:style-name="ce9" table:formula="of:=SUM([.O70:.O75])" office:value-type="float" office:value="1" calcext:value-type="float">
            <text:p><text:s/>1.00 </text:p>
          </table:table-cell>
          <table:table-cell table:style-name="ce9" table:formula="of:=SUM([.P70:.P75])" office:value-type="float" office:value="1" calcext:value-type="float">
            <text:p><text:s/>1.00 </text:p>
          </table:table-cell>
          <table:table-cell table:style-name="ce9" table:formula="of:=SUM([.Q70:.Q75])" office:value-type="float" office:value="1" calcext:value-type="float">
            <text:p><text:s/>1.00 </text:p>
          </table:table-cell>
          <table:table-cell table:formula="of:=SUM([.R70:.R75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bezpieczenstwo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82]/[.C$88]" office:value-type="float" office:value="0.0797872340425532" calcext:value-type="float">
            <text:p><text:s/>0.08 </text:p>
          </table:table-cell>
          <table:table-cell table:style-name="ce18" table:formula="of:=[.D82]/[.D$88]" office:value-type="float" office:value="0.208333333333333" calcext:value-type="float">
            <text:p><text:s/>0.21 </text:p>
          </table:table-cell>
          <table:table-cell table:style-name="ce18" table:formula="of:=[.E82]/[.E$88]" office:value-type="float" office:value="0.155172413793103" calcext:value-type="float">
            <text:p><text:s/>0.16 </text:p>
          </table:table-cell>
          <table:table-cell table:style-name="ce18" table:formula="of:=[.F82]/[.F$88]" office:value-type="float" office:value="0.0789473684210526" calcext:value-type="float">
            <text:p><text:s/>0.08 </text:p>
          </table:table-cell>
          <table:table-cell table:style-name="ce18" table:formula="of:=[.G82]/[.G$88]" office:value-type="float" office:value="0.0789473684210526" calcext:value-type="float">
            <text:p><text:s/>0.08 </text:p>
          </table:table-cell>
          <table:table-cell table:style-name="ce18" table:formula="of:=[.H82]/[.H$88]" office:value-type="float" office:value="0.0714285714285714" calcext:value-type="float">
            <text:p><text:s/>0.07 </text:p>
          </table:table-cell>
          <table:table-cell table:style-name="ce36" table:formula="of:=AVERAGE([.L82:.Q82])" office:value-type="float" office:value="0.112102714906611" calcext:value-type="float">
            <text:p>0.112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83]/[.C$88]" office:value-type="float" office:value="0.0159574468085106" calcext:value-type="float">
            <text:p><text:s/>0.02 </text:p>
          </table:table-cell>
          <table:table-cell table:style-name="ce18" table:formula="of:=[.D83]/[.D$88]" office:value-type="float" office:value="0.0416666666666667" calcext:value-type="float">
            <text:p><text:s/>0.04 </text:p>
          </table:table-cell>
          <table:table-cell table:style-name="ce18" table:formula="of:=[.E83]/[.E$88]" office:value-type="float" office:value="0.0172413793103448" calcext:value-type="float">
            <text:p><text:s/>0.02 </text:p>
          </table:table-cell>
          <table:table-cell table:style-name="ce18" table:formula="of:=[.F83]/[.F$88]" office:value-type="float" office:value="0.0263157894736842" calcext:value-type="float">
            <text:p><text:s/>0.03 </text:p>
          </table:table-cell>
          <table:table-cell table:style-name="ce18" table:formula="of:=[.G83]/[.G$88]" office:value-type="float" office:value="0.0263157894736842" calcext:value-type="float">
            <text:p><text:s/>0.03 </text:p>
          </table:table-cell>
          <table:table-cell table:style-name="ce18" table:formula="of:=[.H83]/[.H$88]" office:value-type="float" office:value="0.0714285714285714" calcext:value-type="float">
            <text:p><text:s/>0.07 </text:p>
          </table:table-cell>
          <table:table-cell table:style-name="ce36" table:formula="of:=AVERAGE([.L83:.Q83])" office:value-type="float" office:value="0.0331542738602437" calcext:value-type="float">
            <text:p>0.033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84]/[.C$88]" office:value-type="float" office:value="0.0265957446808511" calcext:value-type="float">
            <text:p><text:s/>0.03 </text:p>
          </table:table-cell>
          <table:table-cell table:style-name="ce18" table:formula="of:=[.D84]/[.D$88]" office:value-type="float" office:value="0.125" calcext:value-type="float">
            <text:p><text:s/>0.13 </text:p>
          </table:table-cell>
          <table:table-cell table:style-name="ce18" table:formula="of:=[.E84]/[.E$88]" office:value-type="float" office:value="0.0517241379310345" calcext:value-type="float">
            <text:p><text:s/>0.05 </text:p>
          </table:table-cell>
          <table:table-cell table:style-name="ce18" table:formula="of:=[.F84]/[.F$88]" office:value-type="float" office:value="0.0263157894736842" calcext:value-type="float">
            <text:p><text:s/>0.03 </text:p>
          </table:table-cell>
          <table:table-cell table:style-name="ce18" table:formula="of:=[.G84]/[.G$88]" office:value-type="float" office:value="0.0263157894736842" calcext:value-type="float">
            <text:p><text:s/>0.03 </text:p>
          </table:table-cell>
          <table:table-cell table:style-name="ce18" table:formula="of:=[.H84]/[.H$88]" office:value-type="float" office:value="0.0714285714285714" calcext:value-type="float">
            <text:p><text:s/>0.07 </text:p>
          </table:table-cell>
          <table:table-cell table:style-name="ce36" table:formula="of:=AVERAGE([.L84:.Q84])" office:value-type="float" office:value="0.0545633388313042" calcext:value-type="float">
            <text:p>0.055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85]/[.C$88]" office:value-type="float" office:value="0.0797872340425532" calcext:value-type="float">
            <text:p><text:s/>0.08 </text:p>
          </table:table-cell>
          <table:table-cell table:style-name="ce18" table:formula="of:=[.D85]/[.D$88]" office:value-type="float" office:value="0.125" calcext:value-type="float">
            <text:p><text:s/>0.13 </text:p>
          </table:table-cell>
          <table:table-cell table:style-name="ce18" table:formula="of:=[.E85]/[.E$88]" office:value-type="float" office:value="0.155172413793103" calcext:value-type="float">
            <text:p><text:s/>0.16 </text:p>
          </table:table-cell>
          <table:table-cell table:style-name="ce18" table:formula="of:=[.F85]/[.F$88]" office:value-type="float" office:value="0.0789473684210526" calcext:value-type="float">
            <text:p><text:s/>0.08 </text:p>
          </table:table-cell>
          <table:table-cell table:style-name="ce18" table:formula="of:=[.G85]/[.G$88]" office:value-type="float" office:value="0.0789473684210526" calcext:value-type="float">
            <text:p><text:s/>0.08 </text:p>
          </table:table-cell>
          <table:table-cell table:style-name="ce18" table:formula="of:=[.H85]/[.H$88]" office:value-type="float" office:value="0.0714285714285714" calcext:value-type="float">
            <text:p><text:s/>0.07 </text:p>
          </table:table-cell>
          <table:table-cell table:style-name="ce36" table:formula="of:=AVERAGE([.L85:.Q85])" office:value-type="float" office:value="0.0982138260177222" calcext:value-type="float">
            <text:p>0.098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86]/[.C$88]" office:value-type="float" office:value="0.0797872340425532" calcext:value-type="float">
            <text:p><text:s/>0.08 </text:p>
          </table:table-cell>
          <table:table-cell table:style-name="ce18" table:formula="of:=[.D86]/[.D$88]" office:value-type="float" office:value="0.125" calcext:value-type="float">
            <text:p><text:s/>0.13 </text:p>
          </table:table-cell>
          <table:table-cell table:style-name="ce18" table:formula="of:=[.E86]/[.E$88]" office:value-type="float" office:value="0.155172413793103" calcext:value-type="float">
            <text:p><text:s/>0.16 </text:p>
          </table:table-cell>
          <table:table-cell table:style-name="ce18" table:formula="of:=[.F86]/[.F$88]" office:value-type="float" office:value="0.0789473684210526" calcext:value-type="float">
            <text:p><text:s/>0.08 </text:p>
          </table:table-cell>
          <table:table-cell table:style-name="ce18" table:formula="of:=[.G86]/[.G$88]" office:value-type="float" office:value="0.0789473684210526" calcext:value-type="float">
            <text:p><text:s/>0.08 </text:p>
          </table:table-cell>
          <table:table-cell table:style-name="ce18" table:formula="of:=[.H86]/[.H$88]" office:value-type="float" office:value="0.0714285714285714" calcext:value-type="float">
            <text:p><text:s/>0.07 </text:p>
          </table:table-cell>
          <table:table-cell table:style-name="ce36" table:formula="of:=AVERAGE([.L86:.Q86])" office:value-type="float" office:value="0.0982138260177222" calcext:value-type="float">
            <text:p>0.098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number-columns-repeated="5"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87]/[.C$88]" office:value-type="float" office:value="0.718085106382979" calcext:value-type="float">
            <text:p><text:s/>0.72 </text:p>
          </table:table-cell>
          <table:table-cell table:style-name="ce18" table:formula="of:=[.D87]/[.D$88]" office:value-type="float" office:value="0.375" calcext:value-type="float">
            <text:p><text:s/>0.38 </text:p>
          </table:table-cell>
          <table:table-cell table:style-name="ce18" table:formula="of:=[.E87]/[.E$88]" office:value-type="float" office:value="0.46551724137931" calcext:value-type="float">
            <text:p><text:s/>0.47 </text:p>
          </table:table-cell>
          <table:table-cell table:style-name="ce18" table:formula="of:=[.F87]/[.F$88]" office:value-type="float" office:value="0.710526315789474" calcext:value-type="float">
            <text:p><text:s/>0.71 </text:p>
          </table:table-cell>
          <table:table-cell table:style-name="ce18" table:formula="of:=[.G87]/[.G$88]" office:value-type="float" office:value="0.710526315789474" calcext:value-type="float">
            <text:p><text:s/>0.71 </text:p>
          </table:table-cell>
          <table:table-cell table:style-name="ce18" table:formula="of:=[.H87]/[.H$88]" office:value-type="float" office:value="0.642857142857143" calcext:value-type="float">
            <text:p><text:s/>0.64 </text:p>
          </table:table-cell>
          <table:table-cell table:style-name="ce36" table:formula="of:=AVERAGE([.L87:.Q87])" office:value-type="float" office:value="0.603752020366396" calcext:value-type="float">
            <text:p>0.604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82:.C87])" office:value-type="float" office:value="12.5333333333333" calcext:value-type="float">
            <text:p><text:s/>12.53 </text:p>
          </table:table-cell>
          <table:table-cell table:style-name="ce9" table:formula="of:=SUM([.D82:.D87])" office:value-type="float" office:value="24" calcext:value-type="float">
            <text:p><text:s/>24.00 </text:p>
          </table:table-cell>
          <table:table-cell table:style-name="ce9" table:formula="of:=SUM([.E82:.E87])" office:value-type="float" office:value="19.3333333333333" calcext:value-type="float">
            <text:p><text:s/>19.33 </text:p>
          </table:table-cell>
          <table:table-cell table:style-name="ce9" table:formula="of:=SUM([.F82:.F87])" office:value-type="float" office:value="12.6666666666667" calcext:value-type="float">
            <text:p><text:s/>12.67 </text:p>
          </table:table-cell>
          <table:table-cell table:style-name="ce9" table:formula="of:=SUM([.G82:.G87])" office:value-type="float" office:value="12.6666666666667" calcext:value-type="float">
            <text:p><text:s/>12.67 </text:p>
          </table:table-cell>
          <table:table-cell table:style-name="ce9" table:formula="of:=SUM([.H82:.H87])" office:value-type="float" office:value="1.55555555555556" calcext:value-type="float">
            <text:p><text:s/>1.56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82:.L87])" office:value-type="float" office:value="1" calcext:value-type="float">
            <text:p><text:s/>1.00 </text:p>
          </table:table-cell>
          <table:table-cell table:style-name="ce9" table:formula="of:=SUM([.M82:.M87])" office:value-type="float" office:value="1" calcext:value-type="float">
            <text:p><text:s/>1.00 </text:p>
          </table:table-cell>
          <table:table-cell table:style-name="ce9" table:formula="of:=SUM([.N82:.N87])" office:value-type="float" office:value="1" calcext:value-type="float">
            <text:p><text:s/>1.00 </text:p>
          </table:table-cell>
          <table:table-cell table:style-name="ce9" table:formula="of:=SUM([.O82:.O87])" office:value-type="float" office:value="1" calcext:value-type="float">
            <text:p><text:s/>1.00 </text:p>
          </table:table-cell>
          <table:table-cell table:style-name="ce9" table:formula="of:=SUM([.P82:.P87])" office:value-type="float" office:value="1" calcext:value-type="float">
            <text:p><text:s/>1.00 </text:p>
          </table:table-cell>
          <table:table-cell table:style-name="ce9" table:formula="of:=SUM([.Q82:.Q87])" office:value-type="float" office:value="1" calcext:value-type="float">
            <text:p><text:s/>1.00 </text:p>
          </table:table-cell>
          <table:table-cell table:formula="of:=SUM([.R82:.R87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 table:number-columns-spanned="16" table:number-rows-spanned="1">
            <text:p>waga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28" office:value-type="float" office:value="1" calcext:value-type="float">
            <text:p>1.00</text:p>
          </table:table-cell>
          <table:table-cell table:style-name="ce28" office:value-type="float" office:value="9" calcext:value-type="float">
            <text:p>9.00</text:p>
          </table:table-cell>
          <table:table-cell table:number-columns-repeated="4" table:style-name="ce28" office:value-type="float" office:value="1" calcext:value-type="float">
            <text:p>1.00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94]/[.C$40]" office:value-type="float" office:value="0.155172413793103" calcext:value-type="float">
            <text:p><text:s/>0.16 </text:p>
          </table:table-cell>
          <table:table-cell table:style-name="ce18" table:formula="of:=[.D94]/[.D$40]" office:value-type="float" office:value="0.225" calcext:value-type="float">
            <text:p><text:s/>0.23 </text:p>
          </table:table-cell>
          <table:table-cell table:style-name="ce18" table:formula="of:=[.E94]/[.E$40]" office:value-type="float" office:value="0.155172413793103" calcext:value-type="float">
            <text:p><text:s/>0.16 </text:p>
          </table:table-cell>
          <table:table-cell table:style-name="ce18" table:formula="of:=[.F94]/[.F$40]" office:value-type="float" office:value="0.443661971830986" calcext:value-type="float">
            <text:p><text:s/>0.44 </text:p>
          </table:table-cell>
          <table:table-cell table:style-name="ce18" table:formula="of:=[.G94]/[.G$40]" office:value-type="float" office:value="0.155172413793103" calcext:value-type="float">
            <text:p><text:s/>0.16 </text:p>
          </table:table-cell>
          <table:table-cell table:style-name="ce18" table:formula="of:=[.H94]/[.H$40]" office:value-type="float" office:value="0.0576923076923077" calcext:value-type="float">
            <text:p><text:s/>0.06 </text:p>
          </table:table-cell>
          <table:table-cell table:style-name="ce36" table:formula="of:=AVERAGE([.L94:.Q94])" office:value-type="float" office:value="0.198645253483767" calcext:value-type="float">
            <text:p>0.19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28" table:formula="of:=1/9" office:value-type="float" office:value="0.111111111111111" calcext:value-type="float">
            <text:p>0.11</text:p>
          </table:table-cell>
          <table:table-cell table:style-name="ce28" office:value-type="float" office:value="1" calcext:value-type="float">
            <text:p>1.00</text:p>
          </table:table-cell>
          <table:table-cell table:style-name="ce28" table:formula="of:=1/9" office:value-type="float" office:value="0.111111111111111" calcext:value-type="float">
            <text:p>0.11</text:p>
          </table:table-cell>
          <table:table-cell table:style-name="ce28" table:formula="of:=1/9" office:value-type="float" office:value="0.111111111111111" calcext:value-type="float">
            <text:p>0.11</text:p>
          </table:table-cell>
          <table:table-cell table:style-name="ce28" table:formula="of:=1/9" office:value-type="float" office:value="0.111111111111111" calcext:value-type="float">
            <text:p>0.11</text:p>
          </table:table-cell>
          <table:table-cell table:style-name="ce28" table:formula="of:=1/9" office:value-type="float" office:value="0.111111111111111" calcext:value-type="float">
            <text:p>0.11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95]/[.C$40]" office:value-type="float" office:value="0.0172413793103448" calcext:value-type="float">
            <text:p><text:s/>0.02 </text:p>
          </table:table-cell>
          <table:table-cell table:style-name="ce18" table:formula="of:=[.D95]/[.D$40]" office:value-type="float" office:value="0.025" calcext:value-type="float">
            <text:p><text:s/>0.03 </text:p>
          </table:table-cell>
          <table:table-cell table:style-name="ce18" table:formula="of:=[.E95]/[.E$40]" office:value-type="float" office:value="0.0172413793103448" calcext:value-type="float">
            <text:p><text:s/>0.02 </text:p>
          </table:table-cell>
          <table:table-cell table:style-name="ce18" table:formula="of:=[.F95]/[.F$40]" office:value-type="float" office:value="0.0492957746478873" calcext:value-type="float">
            <text:p><text:s/>0.05 </text:p>
          </table:table-cell>
          <table:table-cell table:style-name="ce18" table:formula="of:=[.G95]/[.G$40]" office:value-type="float" office:value="0.0172413793103448" calcext:value-type="float">
            <text:p><text:s/>0.02 </text:p>
          </table:table-cell>
          <table:table-cell table:style-name="ce18" table:formula="of:=[.H95]/[.H$40]" office:value-type="float" office:value="0.00641025641025641" calcext:value-type="float">
            <text:p><text:s/>0.01 </text:p>
          </table:table-cell>
          <table:table-cell table:style-name="ce36" table:formula="of:=AVERAGE([.L95:.Q95])" office:value-type="float" office:value="0.0220716948315297" calcext:value-type="float">
            <text:p>0.022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float" office:value="9" calcext:value-type="float">
            <text:p>9.00</text:p>
          </table:table-cell>
          <table:table-cell table:number-columns-repeated="4" table:style-name="ce28" office:value-type="float" office:value="1" calcext:value-type="float">
            <text:p>1.00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96]/[.C$40]" office:value-type="float" office:value="0.155172413793103" calcext:value-type="float">
            <text:p><text:s/>0.16 </text:p>
          </table:table-cell>
          <table:table-cell table:style-name="ce18" table:formula="of:=[.D96]/[.D$40]" office:value-type="float" office:value="0.225" calcext:value-type="float">
            <text:p><text:s/>0.23 </text:p>
          </table:table-cell>
          <table:table-cell table:style-name="ce18" table:formula="of:=[.E96]/[.E$40]" office:value-type="float" office:value="0.155172413793103" calcext:value-type="float">
            <text:p><text:s/>0.16 </text:p>
          </table:table-cell>
          <table:table-cell table:style-name="ce18" table:formula="of:=[.F96]/[.F$40]" office:value-type="float" office:value="0.443661971830986" calcext:value-type="float">
            <text:p><text:s/>0.44 </text:p>
          </table:table-cell>
          <table:table-cell table:style-name="ce18" table:formula="of:=[.G96]/[.G$40]" office:value-type="float" office:value="0.155172413793103" calcext:value-type="float">
            <text:p><text:s/>0.16 </text:p>
          </table:table-cell>
          <table:table-cell table:style-name="ce18" table:formula="of:=[.H96]/[.H$40]" office:value-type="float" office:value="0.0576923076923077" calcext:value-type="float">
            <text:p><text:s/>0.06 </text:p>
          </table:table-cell>
          <table:table-cell table:style-name="ce36" table:formula="of:=AVERAGE([.L96:.Q96])" office:value-type="float" office:value="0.198645253483767" calcext:value-type="float">
            <text:p>0.19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float" office:value="9" calcext:value-type="float">
            <text:p>9.00</text:p>
          </table:table-cell>
          <table:table-cell table:number-columns-repeated="4" table:style-name="ce28" office:value-type="float" office:value="1" calcext:value-type="float">
            <text:p>1.00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97]/[.C$40]" office:value-type="float" office:value="0.155172413793103" calcext:value-type="float">
            <text:p><text:s/>0.16 </text:p>
          </table:table-cell>
          <table:table-cell table:style-name="ce18" table:formula="of:=[.D97]/[.D$40]" office:value-type="float" office:value="0.225" calcext:value-type="float">
            <text:p><text:s/>0.23 </text:p>
          </table:table-cell>
          <table:table-cell table:style-name="ce18" table:formula="of:=[.E97]/[.E$40]" office:value-type="float" office:value="0.155172413793103" calcext:value-type="float">
            <text:p><text:s/>0.16 </text:p>
          </table:table-cell>
          <table:table-cell table:style-name="ce18" table:formula="of:=[.F97]/[.F$40]" office:value-type="float" office:value="0.443661971830986" calcext:value-type="float">
            <text:p><text:s/>0.44 </text:p>
          </table:table-cell>
          <table:table-cell table:style-name="ce18" table:formula="of:=[.G97]/[.G$40]" office:value-type="float" office:value="0.155172413793103" calcext:value-type="float">
            <text:p><text:s/>0.16 </text:p>
          </table:table-cell>
          <table:table-cell table:style-name="ce18" table:formula="of:=[.H97]/[.H$40]" office:value-type="float" office:value="0.0576923076923077" calcext:value-type="float">
            <text:p><text:s/>0.06 </text:p>
          </table:table-cell>
          <table:table-cell table:style-name="ce36" table:formula="of:=AVERAGE([.L97:.Q97])" office:value-type="float" office:value="0.198645253483767" calcext:value-type="float">
            <text:p>0.19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28" office:value-type="float" office:value="1" calcext:value-type="float">
            <text:p>1.00</text:p>
          </table:table-cell>
          <table:table-cell table:style-name="ce28" office:value-type="float" office:value="9" calcext:value-type="float">
            <text:p>9.00</text:p>
          </table:table-cell>
          <table:table-cell table:number-columns-repeated="4" table:style-name="ce28" office:value-type="float" office:value="1" calcext:value-type="float">
            <text:p>1.00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98]/[.C$40]" office:value-type="float" office:value="0.155172413793103" calcext:value-type="float">
            <text:p><text:s/>0.16 </text:p>
          </table:table-cell>
          <table:table-cell table:style-name="ce18" table:formula="of:=[.D98]/[.D$40]" office:value-type="float" office:value="0.225" calcext:value-type="float">
            <text:p><text:s/>0.23 </text:p>
          </table:table-cell>
          <table:table-cell table:style-name="ce18" table:formula="of:=[.E98]/[.E$40]" office:value-type="float" office:value="0.155172413793103" calcext:value-type="float">
            <text:p><text:s/>0.16 </text:p>
          </table:table-cell>
          <table:table-cell table:style-name="ce18" table:formula="of:=[.F98]/[.F$40]" office:value-type="float" office:value="0.443661971830986" calcext:value-type="float">
            <text:p><text:s/>0.44 </text:p>
          </table:table-cell>
          <table:table-cell table:style-name="ce18" table:formula="of:=[.G98]/[.G$40]" office:value-type="float" office:value="0.155172413793103" calcext:value-type="float">
            <text:p><text:s/>0.16 </text:p>
          </table:table-cell>
          <table:table-cell table:style-name="ce18" table:formula="of:=[.H98]/[.H$40]" office:value-type="float" office:value="0.0576923076923077" calcext:value-type="float">
            <text:p><text:s/>0.06 </text:p>
          </table:table-cell>
          <table:table-cell table:style-name="ce36" table:formula="of:=AVERAGE([.L98:.Q98])" office:value-type="float" office:value="0.198645253483767" calcext:value-type="float">
            <text:p>0.19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28" office:value-type="float" office:value="1" calcext:value-type="float">
            <text:p>1.00</text:p>
          </table:table-cell>
          <table:table-cell table:style-name="ce28" office:value-type="float" office:value="9" calcext:value-type="float">
            <text:p>9.00</text:p>
          </table:table-cell>
          <table:table-cell table:number-columns-repeated="4" table:style-name="ce28" office:value-type="float" office:value="1" calcext:value-type="float">
            <text:p>1.00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99]/[.C$40]" office:value-type="float" office:value="0.155172413793103" calcext:value-type="float">
            <text:p><text:s/>0.16 </text:p>
          </table:table-cell>
          <table:table-cell table:style-name="ce18" table:formula="of:=[.D99]/[.D$40]" office:value-type="float" office:value="0.225" calcext:value-type="float">
            <text:p><text:s/>0.23 </text:p>
          </table:table-cell>
          <table:table-cell table:style-name="ce18" table:formula="of:=[.E99]/[.E$40]" office:value-type="float" office:value="0.155172413793103" calcext:value-type="float">
            <text:p><text:s/>0.16 </text:p>
          </table:table-cell>
          <table:table-cell table:style-name="ce18" table:formula="of:=[.F99]/[.F$40]" office:value-type="float" office:value="0.443661971830986" calcext:value-type="float">
            <text:p><text:s/>0.44 </text:p>
          </table:table-cell>
          <table:table-cell table:style-name="ce18" table:formula="of:=[.G99]/[.G$40]" office:value-type="float" office:value="0.155172413793103" calcext:value-type="float">
            <text:p><text:s/>0.16 </text:p>
          </table:table-cell>
          <table:table-cell table:style-name="ce18" table:formula="of:=[.H99]/[.H$40]" office:value-type="float" office:value="0.0576923076923077" calcext:value-type="float">
            <text:p><text:s/>0.06 </text:p>
          </table:table-cell>
          <table:table-cell table:style-name="ce36" table:formula="of:=AVERAGE([.L99:.Q99])" office:value-type="float" office:value="0.198645253483767" calcext:value-type="float">
            <text:p>0.199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94:.C99])" office:value-type="float" office:value="5.11111111111111" calcext:value-type="float">
            <text:p><text:s/>5.11 </text:p>
          </table:table-cell>
          <table:table-cell table:style-name="ce9" table:formula="of:=SUM([.D94:.D99])" office:value-type="float" office:value="46" calcext:value-type="float">
            <text:p><text:s/>46.00 </text:p>
          </table:table-cell>
          <table:table-cell table:style-name="ce9" table:formula="of:=SUM([.E94:.E99])" office:value-type="float" office:value="5.11111111111111" calcext:value-type="float">
            <text:p><text:s/>5.11 </text:p>
          </table:table-cell>
          <table:table-cell table:style-name="ce9" table:formula="of:=SUM([.F94:.F99])" office:value-type="float" office:value="5.11111111111111" calcext:value-type="float">
            <text:p><text:s/>5.11 </text:p>
          </table:table-cell>
          <table:table-cell table:style-name="ce9" table:formula="of:=SUM([.G94:.G99])" office:value-type="float" office:value="5.11111111111111" calcext:value-type="float">
            <text:p><text:s/>5.11 </text:p>
          </table:table-cell>
          <table:table-cell table:style-name="ce9" table:formula="of:=SUM([.H94:.H99])" office:value-type="float" office:value="5.11111111111111" calcext:value-type="float">
            <text:p><text:s/>5.11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94:.L99])" office:value-type="float" office:value="0.793103448275862" calcext:value-type="float">
            <text:p><text:s/>0.79 </text:p>
          </table:table-cell>
          <table:table-cell table:style-name="ce9" table:formula="of:=SUM([.M94:.M99])" office:value-type="float" office:value="1.15" calcext:value-type="float">
            <text:p><text:s/>1.15 </text:p>
          </table:table-cell>
          <table:table-cell table:style-name="ce9" table:formula="of:=SUM([.N94:.N99])" office:value-type="float" office:value="0.793103448275862" calcext:value-type="float">
            <text:p><text:s/>0.79 </text:p>
          </table:table-cell>
          <table:table-cell table:style-name="ce9" table:formula="of:=SUM([.O94:.O99])" office:value-type="float" office:value="2.26760563380282" calcext:value-type="float">
            <text:p><text:s/>2.27 </text:p>
          </table:table-cell>
          <table:table-cell table:style-name="ce9" table:formula="of:=SUM([.P94:.P99])" office:value-type="float" office:value="0.793103448275862" calcext:value-type="float">
            <text:p><text:s/>0.79 </text:p>
          </table:table-cell>
          <table:table-cell table:style-name="ce9" table:formula="of:=SUM([.Q94:.Q99])" office:value-type="float" office:value="0.294871794871795" calcext:value-type="float">
            <text:p><text:s/>0.29 </text:p>
          </table:table-cell>
          <table:table-cell table:formula="of:=SUM([.R94:.R99])" office:value-type="float" office:value="1.01529796225037" calcext:value-type="float">
            <text:p>1.01529796225037</text:p>
          </table:table-cell>
          <table:table-cell table:number-columns-repeated="1006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/>
          <table:table-cell table:style-name="ce23" office:value-type="string" calcext:value-type="string" table:number-columns-spanned="16" table:number-rows-spanned="1">
            <text:p>Szybkosc – start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105]/[.C$111]" office:value-type="float" office:value="0.155172413793103" calcext:value-type="float">
            <text:p><text:s/>0.16 </text:p>
          </table:table-cell>
          <table:table-cell table:style-name="ce18" table:formula="of:=[.D105]/[.D$111]" office:value-type="float" office:value="0.225" calcext:value-type="float">
            <text:p><text:s/>0.23 </text:p>
          </table:table-cell>
          <table:table-cell table:style-name="ce18" table:formula="of:=[.E105]/[.E$111]" office:value-type="float" office:value="0.118421052631579" calcext:value-type="float">
            <text:p><text:s/>0.12 </text:p>
          </table:table-cell>
          <table:table-cell table:style-name="ce18" table:formula="of:=[.F105]/[.F$111]" office:value-type="float" office:value="0.114130434782609" calcext:value-type="float">
            <text:p><text:s/>0.11 </text:p>
          </table:table-cell>
          <table:table-cell table:style-name="ce18" table:formula="of:=[.G105]/[.G$111]" office:value-type="float" office:value="0.155172413793103" calcext:value-type="float">
            <text:p><text:s/>0.16 </text:p>
          </table:table-cell>
          <table:table-cell table:style-name="ce18" table:formula="of:=[.H105]/[.H$111]" office:value-type="float" office:value="0.155172413793103" calcext:value-type="float">
            <text:p><text:s/>0.16 </text:p>
          </table:table-cell>
          <table:table-cell table:style-name="ce36" table:formula="of:=AVERAGE([.L105:.Q105])" office:value-type="float" office:value="0.15384478813225" calcext:value-type="float">
            <text:p>0.154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106]/[.C$111]" office:value-type="float" office:value="0.0172413793103448" calcext:value-type="float">
            <text:p><text:s/>0.02 </text:p>
          </table:table-cell>
          <table:table-cell table:style-name="ce18" table:formula="of:=[.D106]/[.D$111]" office:value-type="float" office:value="0.025" calcext:value-type="float">
            <text:p><text:s/>0.03 </text:p>
          </table:table-cell>
          <table:table-cell table:style-name="ce18" table:formula="of:=[.E106]/[.E$111]" office:value-type="float" office:value="0.0131578947368421" calcext:value-type="float">
            <text:p><text:s/>0.01 </text:p>
          </table:table-cell>
          <table:table-cell table:style-name="ce18" table:formula="of:=[.F106]/[.F$111]" office:value-type="float" office:value="0.0380434782608696" calcext:value-type="float">
            <text:p><text:s/>0.04 </text:p>
          </table:table-cell>
          <table:table-cell table:style-name="ce18" table:formula="of:=[.G106]/[.G$111]" office:value-type="float" office:value="0.0172413793103448" calcext:value-type="float">
            <text:p><text:s/>0.02 </text:p>
          </table:table-cell>
          <table:table-cell table:style-name="ce18" table:formula="of:=[.H106]/[.H$111]" office:value-type="float" office:value="0.0172413793103448" calcext:value-type="float">
            <text:p><text:s/>0.02 </text:p>
          </table:table-cell>
          <table:table-cell table:style-name="ce36" table:formula="of:=AVERAGE([.L106:.Q106])" office:value-type="float" office:value="0.0213209184881244" calcext:value-type="float">
            <text:p>0.021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107]/[.C$111]" office:value-type="float" office:value="0.155172413793103" calcext:value-type="float">
            <text:p><text:s/>0.16 </text:p>
          </table:table-cell>
          <table:table-cell table:style-name="ce18" table:formula="of:=[.D107]/[.D$111]" office:value-type="float" office:value="0.225" calcext:value-type="float">
            <text:p><text:s/>0.23 </text:p>
          </table:table-cell>
          <table:table-cell table:style-name="ce18" table:formula="of:=[.E107]/[.E$111]" office:value-type="float" office:value="0.118421052631579" calcext:value-type="float">
            <text:p><text:s/>0.12 </text:p>
          </table:table-cell>
          <table:table-cell table:style-name="ce18" table:formula="of:=[.F107]/[.F$111]" office:value-type="float" office:value="0.114130434782609" calcext:value-type="float">
            <text:p><text:s/>0.11 </text:p>
          </table:table-cell>
          <table:table-cell table:style-name="ce18" table:formula="of:=[.G107]/[.G$111]" office:value-type="float" office:value="0.155172413793103" calcext:value-type="float">
            <text:p><text:s/>0.16 </text:p>
          </table:table-cell>
          <table:table-cell table:style-name="ce18" table:formula="of:=[.H107]/[.H$111]" office:value-type="float" office:value="0.155172413793103" calcext:value-type="float">
            <text:p><text:s/>0.16 </text:p>
          </table:table-cell>
          <table:table-cell table:style-name="ce36" table:formula="of:=AVERAGE([.L107:.Q107])" office:value-type="float" office:value="0.15384478813225" calcext:value-type="float">
            <text:p>0.154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108]/[.C$111]" office:value-type="float" office:value="0.46551724137931" calcext:value-type="float">
            <text:p><text:s/>0.47 </text:p>
          </table:table-cell>
          <table:table-cell table:style-name="ce18" table:formula="of:=[.D108]/[.D$111]" office:value-type="float" office:value="0.225" calcext:value-type="float">
            <text:p><text:s/>0.23 </text:p>
          </table:table-cell>
          <table:table-cell table:style-name="ce18" table:formula="of:=[.E108]/[.E$111]" office:value-type="float" office:value="0.355263157894737" calcext:value-type="float">
            <text:p><text:s/>0.36 </text:p>
          </table:table-cell>
          <table:table-cell table:style-name="ce18" table:formula="of:=[.F108]/[.F$111]" office:value-type="float" office:value="0.342391304347826" calcext:value-type="float">
            <text:p><text:s/>0.34 </text:p>
          </table:table-cell>
          <table:table-cell table:style-name="ce18" table:formula="of:=[.G108]/[.G$111]" office:value-type="float" office:value="0.46551724137931" calcext:value-type="float">
            <text:p><text:s/>0.47 </text:p>
          </table:table-cell>
          <table:table-cell table:style-name="ce18" table:formula="of:=[.H108]/[.H$111]" office:value-type="float" office:value="0.362068965517241" calcext:value-type="float">
            <text:p><text:s/>0.36 </text:p>
          </table:table-cell>
          <table:table-cell table:style-name="ce36" table:formula="of:=AVERAGE([.L108:.Q108])" office:value-type="float" office:value="0.369292985086404" calcext:value-type="float">
            <text:p>0.369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109]/[.C$111]" office:value-type="float" office:value="0.155172413793103" calcext:value-type="float">
            <text:p><text:s/>0.16 </text:p>
          </table:table-cell>
          <table:table-cell table:style-name="ce18" table:formula="of:=[.D109]/[.D$111]" office:value-type="float" office:value="0.225" calcext:value-type="float">
            <text:p><text:s/>0.23 </text:p>
          </table:table-cell>
          <table:table-cell table:style-name="ce18" table:formula="of:=[.E109]/[.E$111]" office:value-type="float" office:value="0.355263157894737" calcext:value-type="float">
            <text:p><text:s/>0.36 </text:p>
          </table:table-cell>
          <table:table-cell table:style-name="ce18" table:formula="of:=[.F109]/[.F$111]" office:value-type="float" office:value="0.342391304347826" calcext:value-type="float">
            <text:p><text:s/>0.34 </text:p>
          </table:table-cell>
          <table:table-cell table:style-name="ce18" table:formula="of:=[.G109]/[.G$111]" office:value-type="float" office:value="0.155172413793103" calcext:value-type="float">
            <text:p><text:s/>0.16 </text:p>
          </table:table-cell>
          <table:table-cell table:style-name="ce18" table:formula="of:=[.H109]/[.H$111]" office:value-type="float" office:value="0.258620689655172" calcext:value-type="float">
            <text:p><text:s/>0.26 </text:p>
          </table:table-cell>
          <table:table-cell table:style-name="ce36" table:formula="of:=AVERAGE([.L109:.Q109])" office:value-type="float" office:value="0.24860332991399" calcext:value-type="float">
            <text:p>0.249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110]/[.C$111]" office:value-type="float" office:value="0.0517241379310345" calcext:value-type="float">
            <text:p><text:s/>0.05 </text:p>
          </table:table-cell>
          <table:table-cell table:style-name="ce18" table:formula="of:=[.D110]/[.D$111]" office:value-type="float" office:value="0.075" calcext:value-type="float">
            <text:p><text:s/>0.08 </text:p>
          </table:table-cell>
          <table:table-cell table:style-name="ce18" table:formula="of:=[.E110]/[.E$111]" office:value-type="float" office:value="0.0394736842105263" calcext:value-type="float">
            <text:p><text:s/>0.04 </text:p>
          </table:table-cell>
          <table:table-cell table:style-name="ce18" table:formula="of:=[.F110]/[.F$111]" office:value-type="float" office:value="0.0489130434782609" calcext:value-type="float">
            <text:p><text:s/>0.05 </text:p>
          </table:table-cell>
          <table:table-cell table:style-name="ce18" table:formula="of:=[.G110]/[.G$111]" office:value-type="float" office:value="0.0517241379310345" calcext:value-type="float">
            <text:p><text:s/>0.05 </text:p>
          </table:table-cell>
          <table:table-cell table:style-name="ce18" table:formula="of:=[.H110]/[.H$111]" office:value-type="float" office:value="0.0517241379310345" calcext:value-type="float">
            <text:p><text:s/>0.05 </text:p>
          </table:table-cell>
          <table:table-cell table:style-name="ce36" table:formula="of:=AVERAGE([.L110:.Q110])" office:value-type="float" office:value="0.0530931902469818" calcext:value-type="float">
            <text:p>0.053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105:.C110])" office:value-type="float" office:value="6.44444444444444" calcext:value-type="float">
            <text:p><text:s/>6.44 </text:p>
          </table:table-cell>
          <table:table-cell table:style-name="ce9" table:formula="of:=SUM([.D105:.D110])" office:value-type="float" office:value="40" calcext:value-type="float">
            <text:p><text:s/>40.00 </text:p>
          </table:table-cell>
          <table:table-cell table:style-name="ce9" table:formula="of:=SUM([.E105:.E110])" office:value-type="float" office:value="8.44444444444444" calcext:value-type="float">
            <text:p><text:s/>8.44 </text:p>
          </table:table-cell>
          <table:table-cell table:style-name="ce9" table:formula="of:=SUM([.F105:.F110])" office:value-type="float" office:value="2.92063492063492" calcext:value-type="float">
            <text:p><text:s/>2.92 </text:p>
          </table:table-cell>
          <table:table-cell table:style-name="ce9" table:formula="of:=SUM([.G105:.G110])" office:value-type="float" office:value="6.44444444444444" calcext:value-type="float">
            <text:p><text:s/>6.44 </text:p>
          </table:table-cell>
          <table:table-cell table:style-name="ce9" table:formula="of:=SUM([.H105:.H110])" office:value-type="float" office:value="19.3333333333333" calcext:value-type="float">
            <text:p><text:s/>19.33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105:.L110])" office:value-type="float" office:value="1" calcext:value-type="float">
            <text:p><text:s/>1.00 </text:p>
          </table:table-cell>
          <table:table-cell table:style-name="ce9" table:formula="of:=SUM([.M105:.M110])" office:value-type="float" office:value="1" calcext:value-type="float">
            <text:p><text:s/>1.00 </text:p>
          </table:table-cell>
          <table:table-cell table:style-name="ce9" table:formula="of:=SUM([.N105:.N110])" office:value-type="float" office:value="1" calcext:value-type="float">
            <text:p><text:s/>1.00 </text:p>
          </table:table-cell>
          <table:table-cell table:style-name="ce9" table:formula="of:=SUM([.O105:.O110])" office:value-type="float" office:value="1" calcext:value-type="float">
            <text:p><text:s/>1.00 </text:p>
          </table:table-cell>
          <table:table-cell table:style-name="ce9" table:formula="of:=SUM([.P105:.P110])" office:value-type="float" office:value="1" calcext:value-type="float">
            <text:p><text:s/>1.00 </text:p>
          </table:table-cell>
          <table:table-cell table:style-name="ce9" table:formula="of:=SUM([.Q105:.Q110])" office:value-type="float" office:value="1" calcext:value-type="float">
            <text:p><text:s/>1.00 </text:p>
          </table:table-cell>
          <table:table-cell table:formula="of:=SUM([.R105:.R110])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01"/>
        </table:table-row>
        <table:table-row table:style-name="ro2" table:number-rows-repeated="3">
          <table:table-cell/>
          <table:table-cell table:style-name="Default" table:number-columns-repeated="22"/>
          <table:table-cell table:number-columns-repeated="1001"/>
        </table:table-row>
        <table:table-row table:style-name="ro2">
          <table:table-cell/>
          <table:table-cell table:style-name="ce23" office:value-type="string" calcext:value-type="string" table:number-columns-spanned="16" table:number-rows-spanned="1">
            <text:p>Szybkosc – ladowanie</text:p>
          </table:table-cell>
          <table:covered-table-cell table:number-columns-repeated="15"/>
          <table:table-cell/>
          <table:table-cell table:style-name="Default" table:number-columns-repeated="5"/>
          <table:table-cell table:number-columns-repeated="1001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117]/[.C$123]" office:value-type="float" office:value="0.155172413793103" calcext:value-type="float">
            <text:p><text:s/>0.16 </text:p>
          </table:table-cell>
          <table:table-cell table:style-name="ce18" table:formula="of:=[.D117]/[.D$123]" office:value-type="float" office:value="0.225" calcext:value-type="float">
            <text:p><text:s/>0.23 </text:p>
          </table:table-cell>
          <table:table-cell table:style-name="ce18" table:formula="of:=[.E117]/[.E$123]" office:value-type="float" office:value="0.118421052631579" calcext:value-type="float">
            <text:p><text:s/>0.12 </text:p>
          </table:table-cell>
          <table:table-cell table:style-name="ce18" table:formula="of:=[.F117]/[.F$123]" office:value-type="float" office:value="0.114130434782609" calcext:value-type="float">
            <text:p><text:s/>0.11 </text:p>
          </table:table-cell>
          <table:table-cell table:style-name="ce18" table:formula="of:=[.G117]/[.G$123]" office:value-type="float" office:value="0.155172413793103" calcext:value-type="float">
            <text:p><text:s/>0.16 </text:p>
          </table:table-cell>
          <table:table-cell table:style-name="ce18" table:formula="of:=[.H117]/[.H$123]" office:value-type="float" office:value="0.155172413793103" calcext:value-type="float">
            <text:p><text:s/>0.16 </text:p>
          </table:table-cell>
          <table:table-cell table:style-name="ce36" table:formula="of:=AVERAGE([.L117:.Q117])" office:value-type="float" office:value="0.15384478813225" calcext:value-type="float">
            <text:p>0.154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118]/[.C$123]" office:value-type="float" office:value="0.0172413793103448" calcext:value-type="float">
            <text:p><text:s/>0.02 </text:p>
          </table:table-cell>
          <table:table-cell table:style-name="ce18" table:formula="of:=[.D118]/[.D$123]" office:value-type="float" office:value="0.025" calcext:value-type="float">
            <text:p><text:s/>0.03 </text:p>
          </table:table-cell>
          <table:table-cell table:style-name="ce18" table:formula="of:=[.E118]/[.E$123]" office:value-type="float" office:value="0.0131578947368421" calcext:value-type="float">
            <text:p><text:s/>0.01 </text:p>
          </table:table-cell>
          <table:table-cell table:style-name="ce18" table:formula="of:=[.F118]/[.F$123]" office:value-type="float" office:value="0.0380434782608696" calcext:value-type="float">
            <text:p><text:s/>0.04 </text:p>
          </table:table-cell>
          <table:table-cell table:style-name="ce18" table:formula="of:=[.G118]/[.G$123]" office:value-type="float" office:value="0.0172413793103448" calcext:value-type="float">
            <text:p><text:s/>0.02 </text:p>
          </table:table-cell>
          <table:table-cell table:style-name="ce18" table:formula="of:=[.H118]/[.H$123]" office:value-type="float" office:value="0.0172413793103448" calcext:value-type="float">
            <text:p><text:s/>0.02 </text:p>
          </table:table-cell>
          <table:table-cell table:style-name="ce36" table:formula="of:=AVERAGE([.L118:.Q118])" office:value-type="float" office:value="0.0213209184881244" calcext:value-type="float">
            <text:p>0.021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119]/[.C$123]" office:value-type="float" office:value="0.155172413793103" calcext:value-type="float">
            <text:p><text:s/>0.16 </text:p>
          </table:table-cell>
          <table:table-cell table:style-name="ce18" table:formula="of:=[.D119]/[.D$123]" office:value-type="float" office:value="0.225" calcext:value-type="float">
            <text:p><text:s/>0.23 </text:p>
          </table:table-cell>
          <table:table-cell table:style-name="ce18" table:formula="of:=[.E119]/[.E$123]" office:value-type="float" office:value="0.118421052631579" calcext:value-type="float">
            <text:p><text:s/>0.12 </text:p>
          </table:table-cell>
          <table:table-cell table:style-name="ce18" table:formula="of:=[.F119]/[.F$123]" office:value-type="float" office:value="0.114130434782609" calcext:value-type="float">
            <text:p><text:s/>0.11 </text:p>
          </table:table-cell>
          <table:table-cell table:style-name="ce18" table:formula="of:=[.G119]/[.G$123]" office:value-type="float" office:value="0.155172413793103" calcext:value-type="float">
            <text:p><text:s/>0.16 </text:p>
          </table:table-cell>
          <table:table-cell table:style-name="ce18" table:formula="of:=[.H119]/[.H$123]" office:value-type="float" office:value="0.155172413793103" calcext:value-type="float">
            <text:p><text:s/>0.16 </text:p>
          </table:table-cell>
          <table:table-cell table:style-name="ce36" table:formula="of:=AVERAGE([.L119:.Q119])" office:value-type="float" office:value="0.15384478813225" calcext:value-type="float">
            <text:p>0.154</text:p>
          </table:table-cell>
          <table:table-cell table:style-name="Default" table:number-columns-repeated="5"/>
          <table:table-cell table:number-columns-repeated="1001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7" calcext:value-type="float">
            <text:p><text:s/>7.00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120]/[.C$123]" office:value-type="float" office:value="0.46551724137931" calcext:value-type="float">
            <text:p><text:s/>0.47 </text:p>
          </table:table-cell>
          <table:table-cell table:style-name="ce18" table:formula="of:=[.D120]/[.D$123]" office:value-type="float" office:value="0.225" calcext:value-type="float">
            <text:p><text:s/>0.23 </text:p>
          </table:table-cell>
          <table:table-cell table:style-name="ce18" table:formula="of:=[.E120]/[.E$123]" office:value-type="float" office:value="0.355263157894737" calcext:value-type="float">
            <text:p><text:s/>0.36 </text:p>
          </table:table-cell>
          <table:table-cell table:style-name="ce18" table:formula="of:=[.F120]/[.F$123]" office:value-type="float" office:value="0.342391304347826" calcext:value-type="float">
            <text:p><text:s/>0.34 </text:p>
          </table:table-cell>
          <table:table-cell table:style-name="ce18" table:formula="of:=[.G120]/[.G$123]" office:value-type="float" office:value="0.46551724137931" calcext:value-type="float">
            <text:p><text:s/>0.47 </text:p>
          </table:table-cell>
          <table:table-cell table:style-name="ce18" table:formula="of:=[.H120]/[.H$123]" office:value-type="float" office:value="0.362068965517241" calcext:value-type="float">
            <text:p><text:s/>0.36 </text:p>
          </table:table-cell>
          <table:table-cell table:style-name="ce36" table:formula="of:=AVERAGE([.L120:.Q120])" office:value-type="float" office:value="0.369292985086404" calcext:value-type="float">
            <text:p>0.36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9" calcext:value-type="float">
            <text:p><text:s/>9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121]/[.C$123]" office:value-type="float" office:value="0.155172413793103" calcext:value-type="float">
            <text:p><text:s/>0.16 </text:p>
          </table:table-cell>
          <table:table-cell table:style-name="ce18" table:formula="of:=[.D121]/[.D$123]" office:value-type="float" office:value="0.225" calcext:value-type="float">
            <text:p><text:s/>0.23 </text:p>
          </table:table-cell>
          <table:table-cell table:style-name="ce18" table:formula="of:=[.E121]/[.E$123]" office:value-type="float" office:value="0.355263157894737" calcext:value-type="float">
            <text:p><text:s/>0.36 </text:p>
          </table:table-cell>
          <table:table-cell table:style-name="ce18" table:formula="of:=[.F121]/[.F$123]" office:value-type="float" office:value="0.342391304347826" calcext:value-type="float">
            <text:p><text:s/>0.34 </text:p>
          </table:table-cell>
          <table:table-cell table:style-name="ce18" table:formula="of:=[.G121]/[.G$123]" office:value-type="float" office:value="0.155172413793103" calcext:value-type="float">
            <text:p><text:s/>0.16 </text:p>
          </table:table-cell>
          <table:table-cell table:style-name="ce18" table:formula="of:=[.H121]/[.H$123]" office:value-type="float" office:value="0.258620689655172" calcext:value-type="float">
            <text:p><text:s/>0.26 </text:p>
          </table:table-cell>
          <table:table-cell table:style-name="ce36" table:formula="of:=AVERAGE([.L121:.Q121])" office:value-type="float" office:value="0.24860332991399" calcext:value-type="float">
            <text:p>0.249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122]/[.C$123]" office:value-type="float" office:value="0.0517241379310345" calcext:value-type="float">
            <text:p><text:s/>0.05 </text:p>
          </table:table-cell>
          <table:table-cell table:style-name="ce18" table:formula="of:=[.D122]/[.D$123]" office:value-type="float" office:value="0.075" calcext:value-type="float">
            <text:p><text:s/>0.08 </text:p>
          </table:table-cell>
          <table:table-cell table:style-name="ce18" table:formula="of:=[.E122]/[.E$123]" office:value-type="float" office:value="0.0394736842105263" calcext:value-type="float">
            <text:p><text:s/>0.04 </text:p>
          </table:table-cell>
          <table:table-cell table:style-name="ce18" table:formula="of:=[.F122]/[.F$123]" office:value-type="float" office:value="0.0489130434782609" calcext:value-type="float">
            <text:p><text:s/>0.05 </text:p>
          </table:table-cell>
          <table:table-cell table:style-name="ce18" table:formula="of:=[.G122]/[.G$123]" office:value-type="float" office:value="0.0517241379310345" calcext:value-type="float">
            <text:p><text:s/>0.05 </text:p>
          </table:table-cell>
          <table:table-cell table:style-name="ce18" table:formula="of:=[.H122]/[.H$123]" office:value-type="float" office:value="0.0517241379310345" calcext:value-type="float">
            <text:p><text:s/>0.05 </text:p>
          </table:table-cell>
          <table:table-cell table:style-name="ce36" table:formula="of:=AVERAGE([.L122:.Q122])" office:value-type="float" office:value="0.0530931902469818" calcext:value-type="float">
            <text:p>0.053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117:.C122])" office:value-type="float" office:value="6.44444444444444" calcext:value-type="float">
            <text:p><text:s/>6.44 </text:p>
          </table:table-cell>
          <table:table-cell table:style-name="ce9" table:formula="of:=SUM([.D117:.D122])" office:value-type="float" office:value="40" calcext:value-type="float">
            <text:p><text:s/>40.00 </text:p>
          </table:table-cell>
          <table:table-cell table:style-name="ce9" table:formula="of:=SUM([.E117:.E122])" office:value-type="float" office:value="8.44444444444444" calcext:value-type="float">
            <text:p><text:s/>8.44 </text:p>
          </table:table-cell>
          <table:table-cell table:style-name="ce9" table:formula="of:=SUM([.F117:.F122])" office:value-type="float" office:value="2.92063492063492" calcext:value-type="float">
            <text:p><text:s/>2.92 </text:p>
          </table:table-cell>
          <table:table-cell table:style-name="ce9" table:formula="of:=SUM([.G117:.G122])" office:value-type="float" office:value="6.44444444444444" calcext:value-type="float">
            <text:p><text:s/>6.44 </text:p>
          </table:table-cell>
          <table:table-cell table:style-name="ce9" table:formula="of:=SUM([.H117:.H122])" office:value-type="float" office:value="19.3333333333333" calcext:value-type="float">
            <text:p><text:s/>19.33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117:.L122])" office:value-type="float" office:value="1" calcext:value-type="float">
            <text:p><text:s/>1.00 </text:p>
          </table:table-cell>
          <table:table-cell table:style-name="ce9" table:formula="of:=SUM([.M117:.M122])" office:value-type="float" office:value="1" calcext:value-type="float">
            <text:p><text:s/>1.00 </text:p>
          </table:table-cell>
          <table:table-cell table:style-name="ce9" table:formula="of:=SUM([.N117:.N122])" office:value-type="float" office:value="1" calcext:value-type="float">
            <text:p><text:s/>1.00 </text:p>
          </table:table-cell>
          <table:table-cell table:style-name="ce9" table:formula="of:=SUM([.O117:.O122])" office:value-type="float" office:value="1" calcext:value-type="float">
            <text:p><text:s/>1.00 </text:p>
          </table:table-cell>
          <table:table-cell table:style-name="ce9" table:formula="of:=SUM([.P117:.P122])" office:value-type="float" office:value="1" calcext:value-type="float">
            <text:p><text:s/>1.00 </text:p>
          </table:table-cell>
          <table:table-cell table:style-name="ce9" table:formula="of:=SUM([.Q117:.Q122])" office:value-type="float" office:value="1" calcext:value-type="float">
            <text:p><text:s/>1.00 </text:p>
          </table:table-cell>
          <table:table-cell table:formula="of:=SUM([.R117:.R122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 table:number-columns-spanned="16" table:number-rows-spanned="1">
            <text:p>Bezpieczenstwo – prywatnosc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129]/[.C$135]" office:value-type="float" office:value="0.0797872340425532" calcext:value-type="float">
            <text:p><text:s/>0.08 </text:p>
          </table:table-cell>
          <table:table-cell table:style-name="ce18" table:formula="of:=[.D129]/[.D$135]" office:value-type="float" office:value="0.208333333333333" calcext:value-type="float">
            <text:p><text:s/>0.21 </text:p>
          </table:table-cell>
          <table:table-cell table:style-name="ce18" table:formula="of:=[.E129]/[.E$135]" office:value-type="float" office:value="0.155172413793103" calcext:value-type="float">
            <text:p><text:s/>0.16 </text:p>
          </table:table-cell>
          <table:table-cell table:style-name="ce18" table:formula="of:=[.F129]/[.F$135]" office:value-type="float" office:value="0.0789473684210526" calcext:value-type="float">
            <text:p><text:s/>0.08 </text:p>
          </table:table-cell>
          <table:table-cell table:style-name="ce18" table:formula="of:=[.G129]/[.G$135]" office:value-type="float" office:value="0.0789473684210526" calcext:value-type="float">
            <text:p><text:s/>0.08 </text:p>
          </table:table-cell>
          <table:table-cell table:style-name="ce18" table:formula="of:=[.H129]/[.H$135]" office:value-type="float" office:value="0.0714285714285714" calcext:value-type="float">
            <text:p><text:s/>0.07 </text:p>
          </table:table-cell>
          <table:table-cell table:style-name="ce36" table:formula="of:=AVERAGE([.L129:.Q129])" office:value-type="float" office:value="0.112102714906611" calcext:value-type="float">
            <text:p>0.112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130]/[.C$135]" office:value-type="float" office:value="0.0159574468085106" calcext:value-type="float">
            <text:p><text:s/>0.02 </text:p>
          </table:table-cell>
          <table:table-cell table:style-name="ce18" table:formula="of:=[.D130]/[.D$135]" office:value-type="float" office:value="0.0416666666666667" calcext:value-type="float">
            <text:p><text:s/>0.04 </text:p>
          </table:table-cell>
          <table:table-cell table:style-name="ce18" table:formula="of:=[.E130]/[.E$135]" office:value-type="float" office:value="0.0172413793103448" calcext:value-type="float">
            <text:p><text:s/>0.02 </text:p>
          </table:table-cell>
          <table:table-cell table:style-name="ce18" table:formula="of:=[.F130]/[.F$135]" office:value-type="float" office:value="0.0263157894736842" calcext:value-type="float">
            <text:p><text:s/>0.03 </text:p>
          </table:table-cell>
          <table:table-cell table:style-name="ce18" table:formula="of:=[.G130]/[.G$135]" office:value-type="float" office:value="0.0263157894736842" calcext:value-type="float">
            <text:p><text:s/>0.03 </text:p>
          </table:table-cell>
          <table:table-cell table:style-name="ce18" table:formula="of:=[.H130]/[.H$135]" office:value-type="float" office:value="0.0714285714285714" calcext:value-type="float">
            <text:p><text:s/>0.07 </text:p>
          </table:table-cell>
          <table:table-cell table:style-name="ce36" table:formula="of:=AVERAGE([.L130:.Q130])" office:value-type="float" office:value="0.0331542738602437" calcext:value-type="float">
            <text:p>0.033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131]/[.C$135]" office:value-type="float" office:value="0.0265957446808511" calcext:value-type="float">
            <text:p><text:s/>0.03 </text:p>
          </table:table-cell>
          <table:table-cell table:style-name="ce18" table:formula="of:=[.D131]/[.D$135]" office:value-type="float" office:value="0.125" calcext:value-type="float">
            <text:p><text:s/>0.13 </text:p>
          </table:table-cell>
          <table:table-cell table:style-name="ce18" table:formula="of:=[.E131]/[.E$135]" office:value-type="float" office:value="0.0517241379310345" calcext:value-type="float">
            <text:p><text:s/>0.05 </text:p>
          </table:table-cell>
          <table:table-cell table:style-name="ce18" table:formula="of:=[.F131]/[.F$135]" office:value-type="float" office:value="0.0263157894736842" calcext:value-type="float">
            <text:p><text:s/>0.03 </text:p>
          </table:table-cell>
          <table:table-cell table:style-name="ce18" table:formula="of:=[.G131]/[.G$135]" office:value-type="float" office:value="0.0263157894736842" calcext:value-type="float">
            <text:p><text:s/>0.03 </text:p>
          </table:table-cell>
          <table:table-cell table:style-name="ce18" table:formula="of:=[.H131]/[.H$135]" office:value-type="float" office:value="0.0714285714285714" calcext:value-type="float">
            <text:p><text:s/>0.07 </text:p>
          </table:table-cell>
          <table:table-cell table:style-name="ce36" table:formula="of:=AVERAGE([.L131:.Q131])" office:value-type="float" office:value="0.0545633388313042" calcext:value-type="float">
            <text:p>0.055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132]/[.C$135]" office:value-type="float" office:value="0.0797872340425532" calcext:value-type="float">
            <text:p><text:s/>0.08 </text:p>
          </table:table-cell>
          <table:table-cell table:style-name="ce18" table:formula="of:=[.D132]/[.D$135]" office:value-type="float" office:value="0.125" calcext:value-type="float">
            <text:p><text:s/>0.13 </text:p>
          </table:table-cell>
          <table:table-cell table:style-name="ce18" table:formula="of:=[.E132]/[.E$135]" office:value-type="float" office:value="0.155172413793103" calcext:value-type="float">
            <text:p><text:s/>0.16 </text:p>
          </table:table-cell>
          <table:table-cell table:style-name="ce18" table:formula="of:=[.F132]/[.F$135]" office:value-type="float" office:value="0.0789473684210526" calcext:value-type="float">
            <text:p><text:s/>0.08 </text:p>
          </table:table-cell>
          <table:table-cell table:style-name="ce18" table:formula="of:=[.G132]/[.G$135]" office:value-type="float" office:value="0.0789473684210526" calcext:value-type="float">
            <text:p><text:s/>0.08 </text:p>
          </table:table-cell>
          <table:table-cell table:style-name="ce18" table:formula="of:=[.H132]/[.H$135]" office:value-type="float" office:value="0.0714285714285714" calcext:value-type="float">
            <text:p><text:s/>0.07 </text:p>
          </table:table-cell>
          <table:table-cell table:style-name="ce36" table:formula="of:=AVERAGE([.L132:.Q132])" office:value-type="float" office:value="0.0982138260177222" calcext:value-type="float">
            <text:p>0.098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133]/[.C$135]" office:value-type="float" office:value="0.0797872340425532" calcext:value-type="float">
            <text:p><text:s/>0.08 </text:p>
          </table:table-cell>
          <table:table-cell table:style-name="ce18" table:formula="of:=[.D133]/[.D$135]" office:value-type="float" office:value="0.125" calcext:value-type="float">
            <text:p><text:s/>0.13 </text:p>
          </table:table-cell>
          <table:table-cell table:style-name="ce18" table:formula="of:=[.E133]/[.E$135]" office:value-type="float" office:value="0.155172413793103" calcext:value-type="float">
            <text:p><text:s/>0.16 </text:p>
          </table:table-cell>
          <table:table-cell table:style-name="ce18" table:formula="of:=[.F133]/[.F$135]" office:value-type="float" office:value="0.0789473684210526" calcext:value-type="float">
            <text:p><text:s/>0.08 </text:p>
          </table:table-cell>
          <table:table-cell table:style-name="ce18" table:formula="of:=[.G133]/[.G$135]" office:value-type="float" office:value="0.0789473684210526" calcext:value-type="float">
            <text:p><text:s/>0.08 </text:p>
          </table:table-cell>
          <table:table-cell table:style-name="ce18" table:formula="of:=[.H133]/[.H$135]" office:value-type="float" office:value="0.0714285714285714" calcext:value-type="float">
            <text:p><text:s/>0.07 </text:p>
          </table:table-cell>
          <table:table-cell table:style-name="ce36" table:formula="of:=AVERAGE([.L133:.Q133])" office:value-type="float" office:value="0.0982138260177222" calcext:value-type="float">
            <text:p>0.098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number-columns-repeated="5" table:style-name="ce18" office:value-type="float" office:value="9" calcext:value-type="float">
            <text:p><text:s/>9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134]/[.C$135]" office:value-type="float" office:value="0.718085106382979" calcext:value-type="float">
            <text:p><text:s/>0.72 </text:p>
          </table:table-cell>
          <table:table-cell table:style-name="ce18" table:formula="of:=[.D134]/[.D$135]" office:value-type="float" office:value="0.375" calcext:value-type="float">
            <text:p><text:s/>0.38 </text:p>
          </table:table-cell>
          <table:table-cell table:style-name="ce18" table:formula="of:=[.E134]/[.E$135]" office:value-type="float" office:value="0.46551724137931" calcext:value-type="float">
            <text:p><text:s/>0.47 </text:p>
          </table:table-cell>
          <table:table-cell table:style-name="ce18" table:formula="of:=[.F134]/[.F$135]" office:value-type="float" office:value="0.710526315789474" calcext:value-type="float">
            <text:p><text:s/>0.71 </text:p>
          </table:table-cell>
          <table:table-cell table:style-name="ce18" table:formula="of:=[.G134]/[.G$135]" office:value-type="float" office:value="0.710526315789474" calcext:value-type="float">
            <text:p><text:s/>0.71 </text:p>
          </table:table-cell>
          <table:table-cell table:style-name="ce18" table:formula="of:=[.H134]/[.H$135]" office:value-type="float" office:value="0.642857142857143" calcext:value-type="float">
            <text:p><text:s/>0.64 </text:p>
          </table:table-cell>
          <table:table-cell table:style-name="ce36" table:formula="of:=AVERAGE([.L134:.Q134])" office:value-type="float" office:value="0.603752020366396" calcext:value-type="float">
            <text:p>0.604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129:.C134])" office:value-type="float" office:value="12.5333333333333" calcext:value-type="float">
            <text:p><text:s/>12.53 </text:p>
          </table:table-cell>
          <table:table-cell table:style-name="ce9" table:formula="of:=SUM([.D129:.D134])" office:value-type="float" office:value="24" calcext:value-type="float">
            <text:p><text:s/>24.00 </text:p>
          </table:table-cell>
          <table:table-cell table:style-name="ce9" table:formula="of:=SUM([.E129:.E134])" office:value-type="float" office:value="19.3333333333333" calcext:value-type="float">
            <text:p><text:s/>19.33 </text:p>
          </table:table-cell>
          <table:table-cell table:style-name="ce9" table:formula="of:=SUM([.F129:.F134])" office:value-type="float" office:value="12.6666666666667" calcext:value-type="float">
            <text:p><text:s/>12.67 </text:p>
          </table:table-cell>
          <table:table-cell table:style-name="ce9" table:formula="of:=SUM([.G129:.G134])" office:value-type="float" office:value="12.6666666666667" calcext:value-type="float">
            <text:p><text:s/>12.67 </text:p>
          </table:table-cell>
          <table:table-cell table:style-name="ce9" table:formula="of:=SUM([.H129:.H134])" office:value-type="float" office:value="1.55555555555556" calcext:value-type="float">
            <text:p><text:s/>1.56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129:.L134])" office:value-type="float" office:value="1" calcext:value-type="float">
            <text:p><text:s/>1.00 </text:p>
          </table:table-cell>
          <table:table-cell table:style-name="ce9" table:formula="of:=SUM([.M129:.M134])" office:value-type="float" office:value="1" calcext:value-type="float">
            <text:p><text:s/>1.00 </text:p>
          </table:table-cell>
          <table:table-cell table:style-name="ce9" table:formula="of:=SUM([.N129:.N134])" office:value-type="float" office:value="1" calcext:value-type="float">
            <text:p><text:s/>1.00 </text:p>
          </table:table-cell>
          <table:table-cell table:style-name="ce9" table:formula="of:=SUM([.O129:.O134])" office:value-type="float" office:value="1" calcext:value-type="float">
            <text:p><text:s/>1.00 </text:p>
          </table:table-cell>
          <table:table-cell table:style-name="ce9" table:formula="of:=SUM([.P129:.P134])" office:value-type="float" office:value="1" calcext:value-type="float">
            <text:p><text:s/>1.00 </text:p>
          </table:table-cell>
          <table:table-cell table:style-name="ce9" table:formula="of:=SUM([.Q129:.Q134])" office:value-type="float" office:value="1" calcext:value-type="float">
            <text:p><text:s/>1.00 </text:p>
          </table:table-cell>
          <table:table-cell table:formula="of:=SUM([.R129:.R134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 table:number-columns-spanned="16" table:number-rows-spanned="1">
            <text:p>Bezpieczenstwo – ochrona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opera</text:p>
          </table:table-cell>
          <table:table-cell table:style-name="ce16" office:value-type="string" calcext:value-type="string">
            <text:p>IE</text:p>
          </table:table-cell>
          <table:table-cell table:style-name="ce16" office:value-type="string" calcext:value-type="string">
            <text:p>chrome</text:p>
          </table:table-cell>
          <table:table-cell table:style-name="ce16" office:value-type="string" calcext:value-type="string">
            <text:p>firefox</text:p>
          </table:table-cell>
          <table:table-cell table:style-name="ce16" office:value-type="string" calcext:value-type="string">
            <text:p>safari</text:p>
          </table:table-cell>
          <table:table-cell table:style-name="ce16" office:value-type="string" calcext:value-type="string">
            <text:p>tor</text:p>
          </table:table-cell>
          <table:table-cell table:number-columns-repeated="1007"/>
        </table:table-row>
        <table:table-row table:style-name="ro2">
          <table:table-cell/>
          <table:table-cell table:style-name="ce15" office:value-type="string" calcext:value-type="string">
            <text:p>opera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office:value-type="float" office:value="5" calcext:value-type="float">
            <text:p><text:s/>5.00 </text:p>
          </table:table-cell>
          <table:table-cell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opera</text:p>
          </table:table-cell>
          <table:table-cell table:style-name="ce18" table:formula="of:=[.C141]/[.C$147]" office:value-type="float" office:value="0.0949367088607595" calcext:value-type="float">
            <text:p><text:s/>0.09 </text:p>
          </table:table-cell>
          <table:table-cell table:style-name="ce18" table:formula="of:=[.D141]/[.D$147]" office:value-type="float" office:value="0.208333333333333" calcext:value-type="float">
            <text:p><text:s/>0.21 </text:p>
          </table:table-cell>
          <table:table-cell table:style-name="ce18" table:formula="of:=[.E141]/[.E$147]" office:value-type="float" office:value="0.173076923076923" calcext:value-type="float">
            <text:p><text:s/>0.17 </text:p>
          </table:table-cell>
          <table:table-cell table:style-name="ce18" table:formula="of:=[.F141]/[.F$147]" office:value-type="float" office:value="0.09375" calcext:value-type="float">
            <text:p><text:s/>0.09 </text:p>
          </table:table-cell>
          <table:table-cell table:style-name="ce18" table:formula="of:=[.G141]/[.G$147]" office:value-type="float" office:value="0.09375" calcext:value-type="float">
            <text:p><text:s/>0.09 </text:p>
          </table:table-cell>
          <table:table-cell table:style-name="ce18" table:formula="of:=[.H141]/[.H$147]" office:value-type="float" office:value="0.0849056603773585" calcext:value-type="float">
            <text:p><text:s/>0.08 </text:p>
          </table:table-cell>
          <table:table-cell table:style-name="ce36" table:formula="of:=AVERAGE([.L141:.Q141])" office:value-type="float" office:value="0.124792104274729" calcext:value-type="float">
            <text:p>0.125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ie</text:p>
          </table:table-cell>
          <table:table-cell table:style-name="ce18" table:formula="of:=1/5" office:value-type="float" office:value="0.2" calcext:value-type="float">
            <text:p><text:s/>0.2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9" office:value-type="float" office:value="0.111111111111111" calcext:value-type="float">
            <text:p><text:s/>0.11 </text:p>
          </table:table-cell>
          <table:table-cell table:number-columns-repeated="2"/>
          <table:table-cell table:style-name="ce15" office:value-type="string" calcext:value-type="string">
            <text:p>ie</text:p>
          </table:table-cell>
          <table:table-cell table:style-name="ce18" table:formula="of:=[.C142]/[.C$147]" office:value-type="float" office:value="0.0189873417721519" calcext:value-type="float">
            <text:p><text:s/>0.02 </text:p>
          </table:table-cell>
          <table:table-cell table:style-name="ce18" table:formula="of:=[.D142]/[.D$147]" office:value-type="float" office:value="0.0416666666666667" calcext:value-type="float">
            <text:p><text:s/>0.04 </text:p>
          </table:table-cell>
          <table:table-cell table:style-name="ce18" table:formula="of:=[.E142]/[.E$147]" office:value-type="float" office:value="0.0192307692307692" calcext:value-type="float">
            <text:p><text:s/>0.02 </text:p>
          </table:table-cell>
          <table:table-cell table:style-name="ce18" table:formula="of:=[.F142]/[.F$147]" office:value-type="float" office:value="0.03125" calcext:value-type="float">
            <text:p><text:s/>0.03 </text:p>
          </table:table-cell>
          <table:table-cell table:style-name="ce18" table:formula="of:=[.G142]/[.G$147]" office:value-type="float" office:value="0.03125" calcext:value-type="float">
            <text:p><text:s/>0.03 </text:p>
          </table:table-cell>
          <table:table-cell table:style-name="ce18" table:formula="of:=[.H142]/[.H$147]" office:value-type="float" office:value="0.0660377358490566" calcext:value-type="float">
            <text:p><text:s/>0.07 </text:p>
          </table:table-cell>
          <table:table-cell table:style-name="ce36" table:formula="of:=AVERAGE([.L142:.Q142])" office:value-type="float" office:value="0.0347370855864407" calcext:value-type="float">
            <text:p>0.035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chrome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office:value-type="float" office:value="3" calcext:value-type="float">
            <text:p><text:s/>3.00 </text:p>
          </table:table-cell>
          <table:table-cell table:style-name="ce18" office:value-type="float" office:value="1" calcext:value-type="float">
            <text:p><text:s/>1.00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3" office:value-type="float" office:value="0.333333333333333" calcext:value-type="float">
            <text:p><text:s/>0.33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chrome</text:p>
          </table:table-cell>
          <table:table-cell table:style-name="ce18" table:formula="of:=[.C143]/[.C$147]" office:value-type="float" office:value="0.0316455696202532" calcext:value-type="float">
            <text:p><text:s/>0.03 </text:p>
          </table:table-cell>
          <table:table-cell table:style-name="ce18" table:formula="of:=[.D143]/[.D$147]" office:value-type="float" office:value="0.125" calcext:value-type="float">
            <text:p><text:s/>0.13 </text:p>
          </table:table-cell>
          <table:table-cell table:style-name="ce18" table:formula="of:=[.E143]/[.E$147]" office:value-type="float" office:value="0.0576923076923077" calcext:value-type="float">
            <text:p><text:s/>0.06 </text:p>
          </table:table-cell>
          <table:table-cell table:style-name="ce18" table:formula="of:=[.F143]/[.F$147]" office:value-type="float" office:value="0.03125" calcext:value-type="float">
            <text:p><text:s/>0.03 </text:p>
          </table:table-cell>
          <table:table-cell table:style-name="ce18" table:formula="of:=[.G143]/[.G$147]" office:value-type="float" office:value="0.03125" calcext:value-type="float">
            <text:p><text:s/>0.03 </text:p>
          </table:table-cell>
          <table:table-cell table:style-name="ce18" table:formula="of:=[.H143]/[.H$147]" office:value-type="float" office:value="0.0849056603773585" calcext:value-type="float">
            <text:p><text:s/>0.08 </text:p>
          </table:table-cell>
          <table:table-cell table:style-name="ce36" table:formula="of:=AVERAGE([.L143:.Q143])" office:value-type="float" office:value="0.0602905896149866" calcext:value-type="float">
            <text:p>0.060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firefox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firefox</text:p>
          </table:table-cell>
          <table:table-cell table:style-name="ce18" table:formula="of:=[.C144]/[.C$147]" office:value-type="float" office:value="0.0949367088607595" calcext:value-type="float">
            <text:p><text:s/>0.09 </text:p>
          </table:table-cell>
          <table:table-cell table:style-name="ce18" table:formula="of:=[.D144]/[.D$147]" office:value-type="float" office:value="0.125" calcext:value-type="float">
            <text:p><text:s/>0.13 </text:p>
          </table:table-cell>
          <table:table-cell table:style-name="ce18" table:formula="of:=[.E144]/[.E$147]" office:value-type="float" office:value="0.173076923076923" calcext:value-type="float">
            <text:p><text:s/>0.17 </text:p>
          </table:table-cell>
          <table:table-cell table:style-name="ce18" table:formula="of:=[.F144]/[.F$147]" office:value-type="float" office:value="0.09375" calcext:value-type="float">
            <text:p><text:s/>0.09 </text:p>
          </table:table-cell>
          <table:table-cell table:style-name="ce18" table:formula="of:=[.G144]/[.G$147]" office:value-type="float" office:value="0.09375" calcext:value-type="float">
            <text:p><text:s/>0.09 </text:p>
          </table:table-cell>
          <table:table-cell table:style-name="ce18" table:formula="of:=[.H144]/[.H$147]" office:value-type="float" office:value="0.0849056603773585" calcext:value-type="float">
            <text:p><text:s/>0.08 </text:p>
          </table:table-cell>
          <table:table-cell table:style-name="ce36" table:formula="of:=AVERAGE([.L144:.Q144])" office:value-type="float" office:value="0.11090321538584" calcext:value-type="float">
            <text:p>0.111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safari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 table:style-name="ce18" office:value-type="float" office:value="3" calcext:value-type="float">
            <text:p><text:s/>3.00 </text:p>
          </table:table-cell>
          <table:table-cell table:number-columns-repeated="2" table:style-name="ce18" office:value-type="float" office:value="1" calcext:value-type="float">
            <text:p><text:s/>1.00 </text:p>
          </table:table-cell>
          <table:table-cell table:style-name="ce18" table:formula="of:=1/7" office:value-type="float" office:value="0.142857142857143" calcext:value-type="float">
            <text:p><text:s/>0.14 </text:p>
          </table:table-cell>
          <table:table-cell table:number-columns-repeated="2"/>
          <table:table-cell table:style-name="ce15" office:value-type="string" calcext:value-type="string">
            <text:p>safari</text:p>
          </table:table-cell>
          <table:table-cell table:style-name="ce18" table:formula="of:=[.C145]/[.C$147]" office:value-type="float" office:value="0.0949367088607595" calcext:value-type="float">
            <text:p><text:s/>0.09 </text:p>
          </table:table-cell>
          <table:table-cell table:style-name="ce18" table:formula="of:=[.D145]/[.D$147]" office:value-type="float" office:value="0.125" calcext:value-type="float">
            <text:p><text:s/>0.13 </text:p>
          </table:table-cell>
          <table:table-cell table:style-name="ce18" table:formula="of:=[.E145]/[.E$147]" office:value-type="float" office:value="0.173076923076923" calcext:value-type="float">
            <text:p><text:s/>0.17 </text:p>
          </table:table-cell>
          <table:table-cell table:style-name="ce18" table:formula="of:=[.F145]/[.F$147]" office:value-type="float" office:value="0.09375" calcext:value-type="float">
            <text:p><text:s/>0.09 </text:p>
          </table:table-cell>
          <table:table-cell table:style-name="ce18" table:formula="of:=[.G145]/[.G$147]" office:value-type="float" office:value="0.09375" calcext:value-type="float">
            <text:p><text:s/>0.09 </text:p>
          </table:table-cell>
          <table:table-cell table:style-name="ce18" table:formula="of:=[.H145]/[.H$147]" office:value-type="float" office:value="0.0849056603773585" calcext:value-type="float">
            <text:p><text:s/>0.08 </text:p>
          </table:table-cell>
          <table:table-cell table:style-name="ce36" table:formula="of:=AVERAGE([.L145:.Q145])" office:value-type="float" office:value="0.11090321538584" calcext:value-type="float">
            <text:p>0.111</text:p>
          </table:table-cell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tor</text:p>
          </table:table-cell>
          <table:table-cell table:style-name="ce18" office:value-type="float" office:value="7" calcext:value-type="float">
            <text:p><text:s/>7.00 </text:p>
          </table:table-cell>
          <table:table-cell table:style-name="ce18" office:value-type="float" office:value="9" calcext:value-type="float">
            <text:p><text:s/>9.00 </text:p>
          </table:table-cell>
          <table:table-cell table:number-columns-repeated="3" table:style-name="ce18" office:value-type="float" office:value="7" calcext:value-type="float">
            <text:p><text:s/>7.00 </text:p>
          </table:table-cell>
          <table:table-cell table:style-name="ce18" office:value-type="float" office:value="1" calcext:value-type="float">
            <text:p><text:s/>1.00 </text:p>
          </table:table-cell>
          <table:table-cell table:number-columns-repeated="2"/>
          <table:table-cell table:style-name="ce15" office:value-type="string" calcext:value-type="string">
            <text:p>tor</text:p>
          </table:table-cell>
          <table:table-cell table:style-name="ce18" table:formula="of:=[.C146]/[.C$147]" office:value-type="float" office:value="0.664556962025316" calcext:value-type="float">
            <text:p><text:s/>0.66 </text:p>
          </table:table-cell>
          <table:table-cell table:style-name="ce18" table:formula="of:=[.D146]/[.D$147]" office:value-type="float" office:value="0.375" calcext:value-type="float">
            <text:p><text:s/>0.38 </text:p>
          </table:table-cell>
          <table:table-cell table:style-name="ce18" table:formula="of:=[.E146]/[.E$147]" office:value-type="float" office:value="0.403846153846154" calcext:value-type="float">
            <text:p><text:s/>0.40 </text:p>
          </table:table-cell>
          <table:table-cell table:style-name="ce18" table:formula="of:=[.F146]/[.F$147]" office:value-type="float" office:value="0.65625" calcext:value-type="float">
            <text:p><text:s/>0.66 </text:p>
          </table:table-cell>
          <table:table-cell table:style-name="ce18" table:formula="of:=[.G146]/[.G$147]" office:value-type="float" office:value="0.65625" calcext:value-type="float">
            <text:p><text:s/>0.66 </text:p>
          </table:table-cell>
          <table:table-cell table:style-name="ce18" table:formula="of:=[.H146]/[.H$147]" office:value-type="float" office:value="0.594339622641509" calcext:value-type="float">
            <text:p><text:s/>0.59 </text:p>
          </table:table-cell>
          <table:table-cell table:style-name="ce36" table:formula="of:=AVERAGE([.L146:.Q146])" office:value-type="float" office:value="0.558373789752163" calcext:value-type="float">
            <text:p>0.558</text:p>
          </table:table-cell>
          <table:table-cell table:number-columns-repeated="1006"/>
        </table:table-row>
        <table:table-row table:style-name="ro2">
          <table:table-cell/>
          <table:table-cell table:style-name="ce8" office:value-type="string" calcext:value-type="string">
            <text:p>Suma</text:p>
          </table:table-cell>
          <table:table-cell table:style-name="ce9" table:formula="of:=SUM([.C141:.C146])" office:value-type="float" office:value="10.5333333333333" calcext:value-type="float">
            <text:p><text:s/>10.53 </text:p>
          </table:table-cell>
          <table:table-cell table:style-name="ce9" table:formula="of:=SUM([.D141:.D146])" office:value-type="float" office:value="24" calcext:value-type="float">
            <text:p><text:s/>24.00 </text:p>
          </table:table-cell>
          <table:table-cell table:style-name="ce9" table:formula="of:=SUM([.E141:.E146])" office:value-type="float" office:value="17.3333333333333" calcext:value-type="float">
            <text:p><text:s/>17.33 </text:p>
          </table:table-cell>
          <table:table-cell table:style-name="ce9" table:formula="of:=SUM([.F141:.F146])" office:value-type="float" office:value="10.6666666666667" calcext:value-type="float">
            <text:p><text:s/>10.67 </text:p>
          </table:table-cell>
          <table:table-cell table:style-name="ce9" table:formula="of:=SUM([.G141:.G146])" office:value-type="float" office:value="10.6666666666667" calcext:value-type="float">
            <text:p><text:s/>10.67 </text:p>
          </table:table-cell>
          <table:table-cell table:style-name="ce9" table:formula="of:=SUM([.H141:.H146])" office:value-type="float" office:value="1.68253968253968" calcext:value-type="float">
            <text:p><text:s/>1.68 </text:p>
          </table:table-cell>
          <table:table-cell table:number-columns-repeated="2"/>
          <table:table-cell table:style-name="ce8" office:value-type="string" calcext:value-type="string">
            <text:p>wspwag</text:p>
          </table:table-cell>
          <table:table-cell table:style-name="ce9" table:formula="of:=SUM([.L141:.L146])" office:value-type="float" office:value="1" calcext:value-type="float">
            <text:p><text:s/>1.00 </text:p>
          </table:table-cell>
          <table:table-cell table:style-name="ce9" table:formula="of:=SUM([.M141:.M146])" office:value-type="float" office:value="1" calcext:value-type="float">
            <text:p><text:s/>1.00 </text:p>
          </table:table-cell>
          <table:table-cell table:style-name="ce9" table:formula="of:=SUM([.N141:.N146])" office:value-type="float" office:value="1" calcext:value-type="float">
            <text:p><text:s/>1.00 </text:p>
          </table:table-cell>
          <table:table-cell table:style-name="ce9" table:formula="of:=SUM([.O141:.O146])" office:value-type="float" office:value="1" calcext:value-type="float">
            <text:p><text:s/>1.00 </text:p>
          </table:table-cell>
          <table:table-cell table:style-name="ce9" table:formula="of:=SUM([.P141:.P146])" office:value-type="float" office:value="1" calcext:value-type="float">
            <text:p><text:s/>1.00 </text:p>
          </table:table-cell>
          <table:table-cell table:style-name="ce9" table:formula="of:=SUM([.Q141:.Q146])" office:value-type="float" office:value="1" calcext:value-type="float">
            <text:p><text:s/>1.00 </text:p>
          </table:table-cell>
          <table:table-cell table:formula="of:=SUM([.R141:.R146])" office:value-type="float" office:value="1" calcext:value-type="float">
            <text:p>1</text:p>
          </table:table-cell>
          <table:table-cell table:number-columns-repeated="1006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D18:Sheet1.AD23">
            <calcext:condition calcext:apply-style-name="Accent" calcext:value="=0" calcext:base-cell-address="Sheet1.AD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fraction number:min-integer-digits="0" number:min-numerator-digits="1" loext:max-numerator-digits="1" number:min-denominator-digits="1" loext:max-denominator-value="9"/>
    </number:number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2" loext:min-decimal-places="2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2"/>
      <number:text> </number:text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5" loext:min-decimal-places="1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9" loext:min-decimal-places="19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Dziesiętny" style:family="table-cell" style:parent-style-name="Default" style:data-style-name="N125"/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Komórka_20_zaznaczona" style:display-name="Komórka zaznaczona" style:family="table-cell" style:parent-style-name="Default" style:data-style-name="N0">
      <style:table-cell-properties fo:background-color="#a5a5a5" fo:border="0.06pt solid #3f3f3f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eutralny" style:family="table-cell" style:parent-style-name="Default" style:data-style-name="N0">
      <style:table-cell-properties fo:background-color="#ffeb9c"/>
      <style:text-properties fo:color="#9c6500"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atryk Kaniewski</meta:initial-creator>
    <dc:creator>Patryk Kaniewski</dc:creator>
    <meta:creation-date>2019-11-28T13:57:16Z</meta:creation-date>
    <dc:date>2019-12-05T13:25:19.921257335</dc:date>
    <meta:editing-cycles>14</meta:editing-cycles>
    <meta:editing-duration>PT45M58S</meta:editing-duration>
    <meta:document-statistic meta:table-count="1" meta:cell-count="1444" meta:object-count="0"/>
  </office:meta>
</office:document-meta>
</file>